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016in"/>
    </style:style>
    <style:style style:name="co3" style:family="table-column">
      <style:table-column-properties fo:break-before="auto" style:column-width="0.3189in"/>
    </style:style>
    <style:style style:name="co4" style:family="table-column">
      <style:table-column-properties fo:break-before="auto" style:column-width="0.5264in"/>
    </style:style>
    <style:style style:name="co5" style:family="table-column">
      <style:table-column-properties fo:break-before="auto" style:column-width="2.372in"/>
    </style:style>
    <style:style style:name="co6" style:family="table-column">
      <style:table-column-properties fo:break-before="auto" style:column-width="1.5528in"/>
    </style:style>
    <style:style style:name="co7" style:family="table-column">
      <style:table-column-properties fo:break-before="auto" style:column-width="1.5717in"/>
    </style:style>
    <style:style style:name="co8" style:family="table-column">
      <style:table-column-properties fo:break-before="auto" style:column-width="1.739in"/>
    </style:style>
    <style:style style:name="co9" style:family="table-column">
      <style:table-column-properties fo:break-before="auto" style:column-width="2.1429in"/>
    </style:style>
    <style:style style:name="co10" style:family="table-column">
      <style:table-column-properties fo:break-before="auto" style:column-width="1.7165in"/>
    </style:style>
    <style:style style:name="co11" style:family="table-column">
      <style:table-column-properties fo:break-before="auto" style:column-width="2.6882in"/>
    </style:style>
    <style:style style:name="co12" style:family="table-column">
      <style:table-column-properties fo:break-before="auto" style:column-width="1.5201in"/>
    </style:style>
    <style:style style:name="co13" style:family="table-column">
      <style:table-column-properties fo:break-before="auto" style:column-width="1.5091in"/>
    </style:style>
    <style:style style:name="co14" style:family="table-column">
      <style:table-column-properties fo:break-before="auto" style:column-width="1.0854in"/>
    </style:style>
    <style:style style:name="co15" style:family="table-column">
      <style:table-column-properties fo:break-before="auto" style:column-width="0.4165in"/>
    </style:style>
    <style:style style:name="co16" style:family="table-column">
      <style:table-column-properties fo:break-before="auto" style:column-width="0.3953in"/>
    </style:style>
    <style:style style:name="co17" style:family="table-column">
      <style:table-column-properties fo:break-before="auto" style:column-width="0.428in"/>
    </style:style>
    <style:style style:name="co18" style:family="table-column">
      <style:table-column-properties fo:break-before="auto" style:column-width="1.4984in"/>
    </style:style>
    <style:style style:name="co19" style:family="table-column">
      <style:table-column-properties fo:break-before="auto" style:column-width="0.8756in"/>
    </style:style>
    <style:style style:name="co20" style:family="table-column">
      <style:table-column-properties fo:break-before="auto" style:column-width="2.602in"/>
    </style:style>
    <style:style style:name="co21" style:family="table-column">
      <style:table-column-properties fo:break-before="auto" style:column-width="1.0252in"/>
    </style:style>
    <style:style style:name="co22" style:family="table-column">
      <style:table-column-properties fo:break-before="auto" style:column-width="0.2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boolean-style style:name="N99">
      <number:boolean/>
    </number:boolean-style>
    <style:style style:name="ce1" style:family="table-cell" style:parent-style-name="Default" style:data-style-name="N36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9pt" style:font-size-asian="9pt" style:font-size-complex="9pt"/>
    </style:style>
    <style:style style:name="ce12" style:family="table-cell" style:parent-style-name="Default" style:data-style-name="N99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"/>
        <table:table-column table:style-name="co11" table:default-cell-style-name="ce9"/>
        <table:table-column table:style-name="co12" table:default-cell-style-name="ce2"/>
        <table:table-column table:style-name="co13" table:default-cell-style-name="ce2"/>
        <table:table-column table:style-name="co12" table:default-cell-style-name="ce3"/>
        <table:table-column table:style-name="co14" table:default-cell-style-name="ce9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2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" table:number-columns-repeated="2" table:default-cell-style-name="ce14"/>
        <table:table-column table:style-name="co22" table:default-cell-style-name="ce2"/>
        <table:table-column table:style-name="co1" table:number-columns-repeated="998" table:default-cell-style-name="ce14"/>
        <table:table-row table:style-name="ro1">
          <table:table-cell office:value-type="string">
            <text:p>DATE</text:p>
          </table:table-cell>
          <table:table-cell office:value-type="string">
            <text:p>TYPE</text:p>
          </table:table-cell>
          <table:table-cell office:value-type="string">
            <text:p>BK</text:p>
          </table:table-cell>
          <table:table-cell office:value-type="string">
            <text:p>PAGE</text:p>
          </table:table-cell>
          <table:table-cell table:style-name="ce4" office:value-type="string">
            <text:p>Last Name Grantor_1</text:p>
          </table:table-cell>
          <table:table-cell office:value-type="string">
            <text:p>First Name Grantor_1</text:p>
          </table:table-cell>
          <table:table-cell office:value-type="string">
            <text:p>Last Name Grantor_2</text:p>
          </table:table-cell>
          <table:table-cell office:value-type="string">
            <text:p>First Name Grantor_2</text:p>
          </table:table-cell>
          <table:table-cell office:value-type="string">
            <text:p>Last Name Grantor 3</text:p>
          </table:table-cell>
          <table:table-cell office:value-type="string">
            <text:p>First Name Grantor 3</text:p>
          </table:table-cell>
          <table:table-cell table:style-name="ce4" office:value-type="string">
            <text:p>Last Name Grantee_1</text:p>
          </table:table-cell>
          <table:table-cell office:value-type="string">
            <text:p>First Name Grantee_1</text:p>
          </table:table-cell>
          <table:table-cell office:value-type="string">
            <text:p>Last Name Grantee_2</text:p>
          </table:table-cell>
          <table:table-cell office:value-type="string">
            <text:p>First Name Grantee_2</text:p>
          </table:table-cell>
          <table:table-cell office:value-type="string">
            <text:p>QTR</text:p>
          </table:table-cell>
          <table:table-cell office:value-type="string">
            <text:p>SEC</text:p>
          </table:table-cell>
          <table:table-cell office:value-type="string">
            <text:p>TSP</text:p>
          </table:table-cell>
          <table:table-cell office:value-type="string">
            <text:p>RGE</text:p>
          </table:table-cell>
          <table:table-cell office:value-type="string">
            <text:p>INFO</text:p>
          </table:table-cell>
          <table:table-cell office:value-type="string">
            <text:p>LOT</text:p>
          </table:table-cell>
          <table:table-cell office:value-type="string">
            <text:p>BLK</text:p>
          </table:table-cell>
          <table:table-cell office:value-type="string">
            <text:p>ADDITION</text:p>
          </table:table-cell>
          <table:table-cell office:value-type="string">
            <text:p>CITY</text:p>
          </table:table-cell>
          <table:table-cell table:number-columns-repeated="1001"/>
        </table:table-row>
        <table:table-row table:style-name="ro1">
          <table:table-cell office:value-type="date" office:date-value="1895-11-08">
            <text:p>11/08/1895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style-name="ce2" office:value-type="string">
            <text:p>INVESTMENT BANKING CO</text:p>
          </table:table-cell>
          <table:table-cell table:number-columns-repeated="5"/>
          <table:table-cell table:style-name="ce5" office:value-type="string">
            <text:p>CORNELL UNIVERSITY</text:p>
          </table:table-cell>
          <table:table-cell table:number-columns-repeated="3"/>
          <table:table-cell table:style-name="ce2" office:value-type="string">
            <text:p>SW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date" office:date-value="1895-11-08">
            <text:p>11/08/1895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style-name="ce2" office:value-type="string">
            <text:p>INVESTMENT BANKING CO</text:p>
          </table:table-cell>
          <table:table-cell table:number-columns-repeated="5"/>
          <table:table-cell table:style-name="ce5" office:value-type="string">
            <text:p>CORNELL UNIVERSITY</text:p>
          </table:table-cell>
          <table:table-cell table:number-columns-repeated="3"/>
          <table:table-cell table:style-name="ce2" office:value-type="string">
            <text:p>N2 SE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date" office:date-value="1895-11-08">
            <text:p>11/08/1895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style-name="ce2" office:value-type="string">
            <text:p>INVESTMENT BANKING CO</text:p>
          </table:table-cell>
          <table:table-cell table:number-columns-repeated="5"/>
          <table:table-cell table:style-name="ce5" office:value-type="string">
            <text:p>CORNELL UNIVERSITY</text:p>
          </table:table-cell>
          <table:table-cell table:number-columns-repeated="3"/>
          <table:table-cell table:style-name="ce2" office:value-type="string">
            <text:p>NW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date" office:date-value="1896-06-13">
            <text:p>06/13/1896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style-name="ce2" office:value-type="string">
            <text:p>KEENER</text:p>
          </table:table-cell>
          <table:table-cell office:value-type="string">
            <text:p>S E &amp; MAMIE</text:p>
          </table:table-cell>
          <table:table-cell office:value-type="string">
            <text:p>KEENER</text:p>
          </table:table-cell>
          <table:table-cell office:value-type="string">
            <text:p>J M &amp; ADDIE</text:p>
          </table:table-cell>
          <table:table-cell office:value-type="string">
            <text:p>KIETH</text:p>
          </table:table-cell>
          <table:table-cell office:value-type="string">
            <text:p>W A &amp; PAULINE</text:p>
          </table:table-cell>
          <table:table-cell table:style-name="ce2" office:value-type="string">
            <text:p>KINGSLEY</text:p>
          </table:table-cell>
          <table:table-cell office:value-type="string">
            <text:p>LEVI G</text:p>
          </table:table-cell>
          <table:table-cell table:number-columns-repeated="2"/>
          <table:table-cell table:style-name="ce2"/>
          <table:table-cell table:number-columns-repeated="4"/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96-12-01">
            <text:p>12/01/1896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table:style-name="ce2" office:value-type="string">
            <text:p>SHERBERT</text:p>
          </table:table-cell>
          <table:table-cell office:value-type="string">
            <text:p>GEORGE F</text:p>
          </table:table-cell>
          <table:table-cell office:value-type="string">
            <text:p>SHERBERT</text:p>
          </table:table-cell>
          <table:table-cell office:value-type="string">
            <text:p>ELLEN L</text:p>
          </table:table-cell>
          <table:table-cell table:number-columns-repeated="2"/>
          <table:table-cell table:style-name="ce2" office:value-type="string">
            <text:p>BRADBURY</text:p>
          </table:table-cell>
          <table:table-cell office:value-type="string">
            <text:p>W S</text:p>
          </table:table-cell>
          <table:table-cell table:number-columns-repeated="2"/>
          <table:table-cell table:style-name="ce2" office:value-type="string">
            <text:p>SW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office:value-type="date" office:date-value="1896-06-08">
            <text:p>06/08/1896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table:style-name="ce2" office:value-type="string">
            <text:p>MILLER</text:p>
          </table:table-cell>
          <table:table-cell office:value-type="string">
            <text:p>CHARLES T</text:p>
          </table:table-cell>
          <table:table-cell office:value-type="string">
            <text:p>MILLER</text:p>
          </table:table-cell>
          <table:table-cell office:value-type="string">
            <text:p>LISSIE A</text:p>
          </table:table-cell>
          <table:table-cell table:number-columns-repeated="2"/>
          <table:table-cell table:style-name="ce2" office:value-type="string">
            <text:p>GRIGGS</text:p>
          </table:table-cell>
          <table:table-cell office:value-type="string">
            <text:p>JULIA A</text:p>
          </table:table-cell>
          <table:table-cell table:number-columns-repeated="2"/>
          <table:table-cell table:style-name="ce2" office:value-type="string">
            <text:p>SW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EX RR ROW</text:p>
          </table:table-cell>
          <table:table-cell table:number-columns-repeated="1005"/>
        </table:table-row>
        <table:table-row table:style-name="ro1">
          <table:table-cell office:value-type="date" office:date-value="1897-03-08">
            <text:p>03/08/1897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table:style-name="ce2" office:value-type="string">
            <text:p>BROWN</text:p>
          </table:table-cell>
          <table:table-cell office:value-type="string">
            <text:p>LAURA R</text:p>
          </table:table-cell>
          <table:table-cell table:number-columns-repeated="4"/>
          <table:table-cell table:style-name="ce2" office:value-type="string">
            <text:p>HAYMOND</text:p>
          </table:table-cell>
          <table:table-cell office:value-type="string">
            <text:p>NANCY J</text:p>
          </table:table-cell>
          <table:table-cell table:number-columns-repeated="2"/>
          <table:table-cell table:style-name="ce2" office:value-type="string">
            <text:p>E2 NW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date" office:date-value="1896-11-16">
            <text:p>11/16/1896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style-name="ce2" office:value-type="string">
            <text:p>MILLER</text:p>
          </table:table-cell>
          <table:table-cell office:value-type="string">
            <text:p>LAMIRA J</text:p>
          </table:table-cell>
          <table:table-cell office:value-type="string">
            <text:p>MILLER</text:p>
          </table:table-cell>
          <table:table-cell office:value-type="string">
            <text:p>JAMES W</text:p>
          </table:table-cell>
          <table:table-cell table:number-columns-repeated="2"/>
          <table:table-cell table:style-name="ce2" office:value-type="string">
            <text:p>SAFE DEPOSIT &amp; TRUST CO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5,6,7,8</text:p>
          </table:table-cell>
          <table:table-cell/>
          <table:table-cell office:value-type="string">
            <text:p>Miller Subdivision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97-03-10">
            <text:p>03/10/1897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table:style-name="ce2" office:value-type="string">
            <text:p>HANNEY</text:p>
          </table:table-cell>
          <table:table-cell office:value-type="string">
            <text:p>WILLIAM</text:p>
          </table:table-cell>
          <table:table-cell office:value-type="string">
            <text:p>HANNEY</text:p>
          </table:table-cell>
          <table:table-cell office:value-type="string">
            <text:p>HANNAH</text:p>
          </table:table-cell>
          <table:table-cell table:number-columns-repeated="2"/>
          <table:table-cell table:style-name="ce2" office:value-type="string">
            <text:p>PHOENIX LOAN &amp; BUILDING ASSO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16 thru 22</text:p>
          </table:table-cell>
          <table:table-cell/>
          <table:table-cell office:value-type="string">
            <text:p>Morgan &amp; Hanney Subdivision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94-04-06">
            <text:p>04/06/1894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table:style-name="ce2" office:value-type="string">
            <text:p>MERTEN</text:p>
          </table:table-cell>
          <table:table-cell office:value-type="string">
            <text:p>B F</text:p>
          </table:table-cell>
          <table:table-cell office:value-type="string">
            <text:p>MERTEN</text:p>
          </table:table-cell>
          <table:table-cell office:value-type="string">
            <text:p>VIRGINIA</text:p>
          </table:table-cell>
          <table:table-cell table:number-columns-repeated="2"/>
          <table:table-cell table:style-name="ce2" office:value-type="string">
            <text:p>PHOENIX LOAN &amp; BUILDING ASSO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1 thru 5</text:p>
          </table:table-cell>
          <table:table-cell office:value-type="float" office:value="4">
            <text:p>4</text:p>
          </table:table-cell>
          <table:table-cell office:value-type="string">
            <text:p>Merten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94-04-06">
            <text:p>04/06/1894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table:style-name="ce2" office:value-type="string">
            <text:p>MERTEN</text:p>
          </table:table-cell>
          <table:table-cell office:value-type="string">
            <text:p>B F</text:p>
          </table:table-cell>
          <table:table-cell office:value-type="string">
            <text:p>MERTEN</text:p>
          </table:table-cell>
          <table:table-cell office:value-type="string">
            <text:p>VIRGINIA</text:p>
          </table:table-cell>
          <table:table-cell table:number-columns-repeated="2"/>
          <table:table-cell table:style-name="ce2" office:value-type="string">
            <text:p>PHOENIX LOAN &amp; BUILDING ASSO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1 thru 5</text:p>
          </table:table-cell>
          <table:table-cell office:value-type="float" office:value="5">
            <text:p>5</text:p>
          </table:table-cell>
          <table:table-cell office:value-type="string">
            <text:p>Merten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97-03-03">
            <text:p>03/03/1897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table:style-name="ce2" office:value-type="string">
            <text:p>WILDER</text:p>
          </table:table-cell>
          <table:table-cell office:value-type="string">
            <text:p>MATTHEW E</text:p>
          </table:table-cell>
          <table:table-cell table:number-columns-repeated="4"/>
          <table:table-cell table:style-name="ce2" office:value-type="string">
            <text:p>BRITISH LAND &amp; MTG CO</text:p>
          </table:table-cell>
          <table:table-cell table:number-columns-repeated="3"/>
          <table:table-cell table:style-name="ce2" office:value-type="string">
            <text:p>NE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office:value-type="date" office:date-value="1896-11-10">
            <text:p>11/10/1896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table:style-name="ce2" office:value-type="string">
            <text:p>WYLIE</text:p>
          </table:table-cell>
          <table:table-cell office:value-type="string">
            <text:p>OLIVER M</text:p>
          </table:table-cell>
          <table:table-cell office:value-type="string">
            <text:p>WYLIE</text:p>
          </table:table-cell>
          <table:table-cell office:value-type="string">
            <text:p>MARY I</text:p>
          </table:table-cell>
          <table:table-cell table:number-columns-repeated="2"/>
          <table:table-cell table:style-name="ce2" office:value-type="string">
            <text:p>CATLIN</text:p>
          </table:table-cell>
          <table:table-cell office:value-type="string">
            <text:p>LEVI</text:p>
          </table:table-cell>
          <table:table-cell table:number-columns-repeated="2"/>
          <table:table-cell table:style-name="ce2" office:value-type="string">
            <text:p>W2 SW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2">
          <table:table-cell office:value-type="date" office:date-value="1890-03-19">
            <text:p>03/19/1890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style-name="ce2" office:value-type="string">
            <text:p>BACKUS</text:p>
          </table:table-cell>
          <table:table-cell office:value-type="string">
            <text:p>JESSE A</text:p>
          </table:table-cell>
          <table:table-cell table:number-columns-repeated="4"/>
          <table:table-cell table:style-name="ce2" office:value-type="string">
            <text:p>HOWARD</text:p>
          </table:table-cell>
          <table:table-cell office:value-type="string">
            <text:p>W W</text:p>
          </table:table-cell>
          <table:table-cell table:number-columns-repeated="2"/>
          <table:table-cell table:style-name="ce2"/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string">
            <text:p>Baird's 1<text:span text:style-name="T1">st</text:span> Berlin</text:p>
          </table:table-cell>
          <table:table-cell office:value-type="string">
            <text:p>Industry</text:p>
          </table:table-cell>
          <table:table-cell table:number-columns-repeated="1001"/>
        </table:table-row>
        <table:table-row table:style-name="ro1">
          <table:table-cell office:value-type="date" office:date-value="1897-03-10">
            <text:p>03/10/1897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style-name="ce2" office:value-type="string">
            <text:p>FLEMING</text:p>
          </table:table-cell>
          <table:table-cell office:value-type="string">
            <text:p>ROBERT</text:p>
          </table:table-cell>
          <table:table-cell office:value-type="string">
            <text:p>FLEMING</text:p>
          </table:table-cell>
          <table:table-cell office:value-type="string">
            <text:p>MARY</text:p>
          </table:table-cell>
          <table:table-cell table:number-columns-repeated="2"/>
          <table:table-cell table:style-name="ce2" office:value-type="string">
            <text:p>DICKIE</text:p>
          </table:table-cell>
          <table:table-cell office:value-type="string">
            <text:p>JANE</text:p>
          </table:table-cell>
          <table:table-cell table:number-columns-repeated="2"/>
          <table:table-cell table:style-name="ce2" office:value-type="string">
            <text:p>NW NE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897-03-10">
            <text:p>03/10/1897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style-name="ce2" office:value-type="string">
            <text:p>FLEMING</text:p>
          </table:table-cell>
          <table:table-cell office:value-type="string">
            <text:p>ROBERT</text:p>
          </table:table-cell>
          <table:table-cell office:value-type="string">
            <text:p>FLEMING</text:p>
          </table:table-cell>
          <table:table-cell office:value-type="string">
            <text:p>MARY</text:p>
          </table:table-cell>
          <table:table-cell table:number-columns-repeated="2"/>
          <table:table-cell table:style-name="ce2" office:value-type="string">
            <text:p>DICKIE</text:p>
          </table:table-cell>
          <table:table-cell office:value-type="string">
            <text:p>JANE</text:p>
          </table:table-cell>
          <table:table-cell table:number-columns-repeated="2"/>
          <table:table-cell table:style-name="ce2" office:value-type="string">
            <text:p>NE NW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897-03-10">
            <text:p>03/10/1897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style-name="ce2" office:value-type="string">
            <text:p>FLEMING</text:p>
          </table:table-cell>
          <table:table-cell office:value-type="string">
            <text:p>ROBERT</text:p>
          </table:table-cell>
          <table:table-cell office:value-type="string">
            <text:p>FLEMING</text:p>
          </table:table-cell>
          <table:table-cell office:value-type="string">
            <text:p>MARY</text:p>
          </table:table-cell>
          <table:table-cell table:number-columns-repeated="2"/>
          <table:table-cell table:style-name="ce2" office:value-type="string">
            <text:p>DICKIE</text:p>
          </table:table-cell>
          <table:table-cell office:value-type="string">
            <text:p>JANE</text:p>
          </table:table-cell>
          <table:table-cell table:number-columns-repeated="2"/>
          <table:table-cell table:style-name="ce2" office:value-type="string">
            <text:p>W2 NW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891-03-16">
            <text:p>03/16/1891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table:style-name="ce2" office:value-type="string">
            <text:p>GRUBS</text:p>
          </table:table-cell>
          <table:table-cell office:value-type="string">
            <text:p>JOB O</text:p>
          </table:table-cell>
          <table:table-cell office:value-type="string">
            <text:p>GRUBS</text:p>
          </table:table-cell>
          <table:table-cell office:value-type="string">
            <text:p>OLA</text:p>
          </table:table-cell>
          <table:table-cell office:value-type="string">
            <text:p>GRUBS</text:p>
          </table:table-cell>
          <table:table-cell office:value-type="string">
            <text:p>MEREDITH D</text:p>
          </table:table-cell>
          <table:table-cell table:style-name="ce2" office:value-type="string">
            <text:p>DARLINGTON</text:p>
          </table:table-cell>
          <table:table-cell office:value-type="string">
            <text:p>SMEDLEY</text:p>
          </table:table-cell>
          <table:table-cell table:number-columns-repeated="2"/>
          <table:table-cell table:style-name="ce2"/>
          <table:table-cell table:number-columns-repeated="4"/>
          <table:table-cell office:value-type="string">
            <text:p>4 &amp; 5</text:p>
          </table:table-cell>
          <table:table-cell office:value-type="float" office:value="9">
            <text:p>9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97-06-24">
            <text:p>06/24/1897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table:style-name="ce2" office:value-type="string">
            <text:p>HAM</text:p>
          </table:table-cell>
          <table:table-cell office:value-type="string">
            <text:p>JAMES W &amp; SARAH E</text:p>
          </table:table-cell>
          <table:table-cell office:value-type="string">
            <text:p>LAWDERSMITH</text:p>
          </table:table-cell>
          <table:table-cell office:value-type="string">
            <text:p>J WESLEY &amp; DORA E</text:p>
          </table:table-cell>
          <table:table-cell office:value-type="string">
            <text:p>ETAL</text:p>
          </table:table-cell>
          <table:table-cell/>
          <table:table-cell table:style-name="ce2" office:value-type="string">
            <text:p>JENNINGS</text:p>
          </table:table-cell>
          <table:table-cell office:value-type="string">
            <text:p>LESLIE W</text:p>
          </table:table-cell>
          <table:table-cell table:number-columns-repeated="2"/>
          <table:table-cell table:style-name="ce2" office:value-type="string">
            <text:p>SE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897-06-24">
            <text:p>06/24/1897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table:style-name="ce2" office:value-type="string">
            <text:p>HAMMOND</text:p>
          </table:table-cell>
          <table:table-cell office:value-type="string">
            <text:p>JOSEPH K</text:p>
          </table:table-cell>
          <table:table-cell office:value-type="string">
            <text:p>HAMMOND</text:p>
          </table:table-cell>
          <table:table-cell office:value-type="string">
            <text:p>SARAH M</text:p>
          </table:table-cell>
          <table:table-cell table:number-columns-repeated="2"/>
          <table:table-cell table:style-name="ce2" office:value-type="string">
            <text:p>AGRICULTURAL LAND CO</text:p>
          </table:table-cell>
          <table:table-cell table:number-columns-repeated="3"/>
          <table:table-cell table:style-name="ce2" office:value-type="string">
            <text:p>SE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date" office:date-value="1897-06-14">
            <text:p>06/14/1897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table:style-name="ce2" office:value-type="string">
            <text:p>HOOVER</text:p>
          </table:table-cell>
          <table:table-cell office:value-type="string">
            <text:p>MARGARET A M</text:p>
          </table:table-cell>
          <table:table-cell table:number-columns-repeated="4"/>
          <table:table-cell table:style-name="ce2" office:value-type="string">
            <text:p>BELKNAP SAVINGS BANK</text:p>
          </table:table-cell>
          <table:table-cell table:number-columns-repeated="3"/>
          <table:table-cell table:style-name="ce2"/>
          <table:table-cell table:number-columns-repeated="4"/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97-11-08">
            <text:p>11/08/1897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table:style-name="ce2" office:value-type="string">
            <text:p>ROSE</text:p>
          </table:table-cell>
          <table:table-cell office:value-type="string">
            <text:p>JOHN W</text:p>
          </table:table-cell>
          <table:table-cell office:value-type="string">
            <text:p>ROSE</text:p>
          </table:table-cell>
          <table:table-cell office:value-type="string">
            <text:p>ELIZABETH</text:p>
          </table:table-cell>
          <table:table-cell table:number-columns-repeated="2"/>
          <table:table-cell table:style-name="ce2" office:value-type="string">
            <text:p>BOARDMAN</text:p>
          </table:table-cell>
          <table:table-cell office:value-type="string">
            <text:p>WILLIAM F J</text:p>
          </table:table-cell>
          <table:table-cell table:number-columns-repeated="2"/>
          <table:table-cell table:style-name="ce2"/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date" office:date-value="1898-06-08">
            <text:p>06/08/1898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table:style-name="ce2" office:value-type="string">
            <text:p>ELLIS</text:p>
          </table:table-cell>
          <table:table-cell office:value-type="string">
            <text:p>EMMA SCHULDT</text:p>
          </table:table-cell>
          <table:table-cell office:value-type="string">
            <text:p>ELLIS</text:p>
          </table:table-cell>
          <table:table-cell office:value-type="string">
            <text:p>JAMES D</text:p>
          </table:table-cell>
          <table:table-cell table:number-columns-repeated="2"/>
          <table:table-cell table:style-name="ce2" office:value-type="string">
            <text:p>SWENSON</text:p>
          </table:table-cell>
          <table:table-cell office:value-type="string">
            <text:p>ERIC H</text:p>
          </table:table-cell>
          <table:table-cell table:number-columns-repeated="2"/>
          <table:table-cell table:style-name="ce2"/>
          <table:table-cell table:number-columns-repeated="5"/>
          <table:table-cell office:value-type="float" office:value="73">
            <text:p>73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90-06-13">
            <text:p>06/13/1890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table:style-name="ce2" office:value-type="string">
            <text:p>RYERSON</text:p>
          </table:table-cell>
          <table:table-cell office:value-type="string">
            <text:p>JOHN F</text:p>
          </table:table-cell>
          <table:table-cell office:value-type="string">
            <text:p>RYERSON</text:p>
          </table:table-cell>
          <table:table-cell office:value-type="string">
            <text:p>ABBIE</text:p>
          </table:table-cell>
          <table:table-cell table:number-columns-repeated="2"/>
          <table:table-cell table:style-name="ce2" office:value-type="string">
            <text:p>TOPEKA SAFE DEPOSIT &amp; TRUST CO</text:p>
          </table:table-cell>
          <table:table-cell table:number-columns-repeated="3"/>
          <table:table-cell table:style-name="ce2" office:value-type="string">
            <text:p>SW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898-03-15">
            <text:p>03/15/1898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table:style-name="ce2" office:value-type="string">
            <text:p>SCHULDT</text:p>
          </table:table-cell>
          <table:table-cell office:value-type="string">
            <text:p>CHRISTIAN</text:p>
          </table:table-cell>
          <table:table-cell office:value-type="string">
            <text:p>SCHULDT</text:p>
          </table:table-cell>
          <table:table-cell office:value-type="string">
            <text:p>MARY A</text:p>
          </table:table-cell>
          <table:table-cell table:number-columns-repeated="2"/>
          <table:table-cell table:style-name="ce2" office:value-type="string">
            <text:p>CONNECTICUT MUTUAL LIFE INS CO</text:p>
          </table:table-cell>
          <table:table-cell table:number-columns-repeated="3"/>
          <table:table-cell table:style-name="ce2" office:value-type="string">
            <text:p>SW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date" office:date-value="1898-03-15">
            <text:p>03/15/1898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 table:style-name="ce2" office:value-type="string">
            <text:p>TRUDELL</text:p>
          </table:table-cell>
          <table:table-cell office:value-type="string">
            <text:p>MAY</text:p>
          </table:table-cell>
          <table:table-cell table:number-columns-repeated="4"/>
          <table:table-cell table:style-name="ce2" office:value-type="string">
            <text:p>TRUDELL</text:p>
          </table:table-cell>
          <table:table-cell office:value-type="string">
            <text:p>ELI</text:p>
          </table:table-cell>
          <table:table-cell office:value-type="string">
            <text:p>TRUDELL</text:p>
          </table:table-cell>
          <table:table-cell office:value-type="string">
            <text:p>ADA B</text:p>
          </table:table-cell>
          <table:table-cell table:style-name="ce2" office:value-type="string">
            <text:p>SW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date" office:date-value="1897-11-19">
            <text:p>11/19/1897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table:style-name="ce2" office:value-type="string">
            <text:p>TRUDELL</text:p>
          </table:table-cell>
          <table:table-cell office:value-type="string">
            <text:p>ELI</text:p>
          </table:table-cell>
          <table:table-cell office:value-type="string">
            <text:p>TRUDELL</text:p>
          </table:table-cell>
          <table:table-cell office:value-type="string">
            <text:p>ADA B</text:p>
          </table:table-cell>
          <table:table-cell table:number-columns-repeated="2"/>
          <table:table-cell table:style-name="ce2" office:value-type="string">
            <text:p>BARTLETT LAND CO</text:p>
          </table:table-cell>
          <table:table-cell table:number-columns-repeated="3"/>
          <table:table-cell table:style-name="ce2" office:value-type="string">
            <text:p>SW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date" office:date-value="1898-04-14">
            <text:p>04/14/1898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table:style-name="ce2" office:value-type="string">
            <text:p>EDMONDS</text:p>
          </table:table-cell>
          <table:table-cell office:value-type="string">
            <text:p>OLIVER</text:p>
          </table:table-cell>
          <table:table-cell office:value-type="string">
            <text:p>EDMONDS</text:p>
          </table:table-cell>
          <table:table-cell office:value-type="string">
            <text:p>CAROLINE S</text:p>
          </table:table-cell>
          <table:table-cell table:number-columns-repeated="2"/>
          <table:table-cell table:style-name="ce2" office:value-type="string">
            <text:p>BARTLETT LAND CO</text:p>
          </table:table-cell>
          <table:table-cell table:number-columns-repeated="3"/>
          <table:table-cell table:style-name="ce2" office:value-type="string">
            <text:p>SW N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898-04-14">
            <text:p>04/14/1898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table:style-name="ce2" office:value-type="string">
            <text:p>EDMONDS</text:p>
          </table:table-cell>
          <table:table-cell office:value-type="string">
            <text:p>OLIVER</text:p>
          </table:table-cell>
          <table:table-cell office:value-type="string">
            <text:p>EDMONDS</text:p>
          </table:table-cell>
          <table:table-cell office:value-type="string">
            <text:p>CAROLINE S</text:p>
          </table:table-cell>
          <table:table-cell table:number-columns-repeated="2"/>
          <table:table-cell table:style-name="ce2" office:value-type="string">
            <text:p>BARTLETT LAND CO</text:p>
          </table:table-cell>
          <table:table-cell table:number-columns-repeated="3"/>
          <table:table-cell table:style-name="ce2" office:value-type="string">
            <text:p>NW S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898-06-13">
            <text:p>06/13/1898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style-name="ce2" office:value-type="string">
            <text:p>KNAPP</text:p>
          </table:table-cell>
          <table:table-cell office:value-type="string">
            <text:p>HORACE H</text:p>
          </table:table-cell>
          <table:table-cell office:value-type="string">
            <text:p>ETAL</text:p>
          </table:table-cell>
          <table:table-cell table:number-columns-repeated="3"/>
          <table:table-cell table:style-name="ce2" office:value-type="string">
            <text:p>KNAPP</text:p>
          </table:table-cell>
          <table:table-cell office:value-type="string">
            <text:p>FRANK</text:p>
          </table:table-cell>
          <table:table-cell table:number-columns-repeated="2"/>
          <table:table-cell table:style-name="ce2" office:value-type="string">
            <text:p>SE NW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898-06-13">
            <text:p>06/13/1898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style-name="ce2" office:value-type="string">
            <text:p>KNAPP</text:p>
          </table:table-cell>
          <table:table-cell office:value-type="string">
            <text:p>HORACE H</text:p>
          </table:table-cell>
          <table:table-cell office:value-type="string">
            <text:p>ETAL</text:p>
          </table:table-cell>
          <table:table-cell table:number-columns-repeated="3"/>
          <table:table-cell table:style-name="ce2" office:value-type="string">
            <text:p>KNAPP</text:p>
          </table:table-cell>
          <table:table-cell office:value-type="string">
            <text:p>FRANK</text:p>
          </table:table-cell>
          <table:table-cell table:number-columns-repeated="2"/>
          <table:table-cell table:style-name="ce2" office:value-type="string">
            <text:p>SW NE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898-06-13">
            <text:p>06/13/1898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style-name="ce2" office:value-type="string">
            <text:p>KNAPP</text:p>
          </table:table-cell>
          <table:table-cell office:value-type="string">
            <text:p>HORACE H</text:p>
          </table:table-cell>
          <table:table-cell office:value-type="string">
            <text:p>ETAL</text:p>
          </table:table-cell>
          <table:table-cell table:number-columns-repeated="3"/>
          <table:table-cell table:style-name="ce2" office:value-type="string">
            <text:p>KNAPP</text:p>
          </table:table-cell>
          <table:table-cell office:value-type="string">
            <text:p>FRANK</text:p>
          </table:table-cell>
          <table:table-cell table:number-columns-repeated="2"/>
          <table:table-cell table:style-name="ce2" office:value-type="string">
            <text:p>N3 SW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898-06-13">
            <text:p>06/13/1898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style-name="ce2" office:value-type="string">
            <text:p>KNAPP</text:p>
          </table:table-cell>
          <table:table-cell office:value-type="string">
            <text:p>HORACE H</text:p>
          </table:table-cell>
          <table:table-cell office:value-type="string">
            <text:p>ETAL</text:p>
          </table:table-cell>
          <table:table-cell table:number-columns-repeated="3"/>
          <table:table-cell table:style-name="ce2" office:value-type="string">
            <text:p>KNAPP</text:p>
          </table:table-cell>
          <table:table-cell office:value-type="string">
            <text:p>FRANK</text:p>
          </table:table-cell>
          <table:table-cell table:number-columns-repeated="2"/>
          <table:table-cell table:style-name="ce2" office:value-type="string">
            <text:p>NW SE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896-06-05">
            <text:p>06/05/1896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table:style-name="ce2" office:value-type="string">
            <text:p>WILCOX</text:p>
          </table:table-cell>
          <table:table-cell office:value-type="string">
            <text:p>JEROME</text:p>
          </table:table-cell>
          <table:table-cell office:value-type="string">
            <text:p>WILCOX</text:p>
          </table:table-cell>
          <table:table-cell office:value-type="string">
            <text:p>HANNA</text:p>
          </table:table-cell>
          <table:table-cell table:number-columns-repeated="2"/>
          <table:table-cell table:style-name="ce2" office:value-type="string">
            <text:p>BEAN</text:p>
          </table:table-cell>
          <table:table-cell office:value-type="string">
            <text:p>N S</text:p>
          </table:table-cell>
          <table:table-cell table:number-columns-repeated="2"/>
          <table:table-cell table:style-name="ce2"/>
          <table:table-cell table:number-columns-repeated="4"/>
          <table:table-cell office:value-type="string">
            <text:p>18,19,20</text:p>
          </table:table-cell>
          <table:table-cell office:value-type="float" office:value="2">
            <text:p>2</text:p>
          </table:table-cell>
          <table:table-cell office:value-type="string">
            <text:p>Huntress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92-06-11">
            <text:p>06/11/1892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table:style-name="ce2" office:value-type="string">
            <text:p>STARR</text:p>
          </table:table-cell>
          <table:table-cell office:value-type="string">
            <text:p>ISABELLE</text:p>
          </table:table-cell>
          <table:table-cell office:value-type="string">
            <text:p>STARR</text:p>
          </table:table-cell>
          <table:table-cell office:value-type="string">
            <text:p>VINE FRANKLIN</text:p>
          </table:table-cell>
          <table:table-cell table:number-columns-repeated="2"/>
          <table:table-cell table:style-name="ce2" office:value-type="string">
            <text:p>PARKS</text:p>
          </table:table-cell>
          <table:table-cell office:value-type="string">
            <text:p>CLARENCE A</text:p>
          </table:table-cell>
          <table:table-cell table:number-columns-repeated="2"/>
          <table:table-cell table:style-name="ce2" office:value-type="string">
            <text:p>NE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TRACT IN</text:p>
          </table:table-cell>
          <table:table-cell table:number-columns-repeated="1005"/>
        </table:table-row>
        <table:table-row table:style-name="ro1">
          <table:table-cell office:value-type="date" office:date-value="1890-06-13">
            <text:p>06/13/1890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table:style-name="ce2" office:value-type="string">
            <text:p>GILBERT</text:p>
          </table:table-cell>
          <table:table-cell office:value-type="string">
            <text:p>DAVID</text:p>
          </table:table-cell>
          <table:table-cell office:value-type="string">
            <text:p>GILBERT</text:p>
          </table:table-cell>
          <table:table-cell office:value-type="string">
            <text:p>JANE</text:p>
          </table:table-cell>
          <table:table-cell office:value-type="string">
            <text:p>GILBERT</text:p>
          </table:table-cell>
          <table:table-cell office:value-type="string">
            <text:p>DANIEL</text:p>
          </table:table-cell>
          <table:table-cell table:style-name="ce2" office:value-type="string">
            <text:p>FINANCIAL ASSOCIATION</text:p>
          </table:table-cell>
          <table:table-cell table:number-columns-repeated="3"/>
          <table:table-cell table:style-name="ce2"/>
          <table:table-cell table:number-columns-repeated="4"/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92-11-18">
            <text:p>11/18/1892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table:style-name="ce2" office:value-type="string">
            <text:p>READ</text:p>
          </table:table-cell>
          <table:table-cell office:value-type="string">
            <text:p>MARGARET</text:p>
          </table:table-cell>
          <table:table-cell office:value-type="string">
            <text:p>READ</text:p>
          </table:table-cell>
          <table:table-cell office:value-type="string">
            <text:p>Wm (Dec'd)</text:p>
          </table:table-cell>
          <table:table-cell table:number-columns-repeated="2"/>
          <table:table-cell table:style-name="ce2" office:value-type="string">
            <text:p>HAWKES</text:p>
          </table:table-cell>
          <table:table-cell office:value-type="string">
            <text:p>T J</text:p>
          </table:table-cell>
          <table:table-cell table:number-columns-repeated="2"/>
          <table:table-cell table:style-name="ce2"/>
          <table:table-cell table:number-columns-repeated="4"/>
          <table:table-cell office:value-type="string">
            <text:p>18,19,20</text:p>
          </table:table-cell>
          <table:table-cell office:value-type="float" office:value="22">
            <text:p>22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89-11-16">
            <text:p>11/16/1889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table:style-name="ce2" office:value-type="string">
            <text:p>FOX</text:p>
          </table:table-cell>
          <table:table-cell office:value-type="string">
            <text:p>JOSEPH H</text:p>
          </table:table-cell>
          <table:table-cell office:value-type="string">
            <text:p>FOX</text:p>
          </table:table-cell>
          <table:table-cell office:value-type="string">
            <text:p>MARY E</text:p>
          </table:table-cell>
          <table:table-cell office:value-type="string">
            <text:p>SMITH</text:p>
          </table:table-cell>
          <table:table-cell office:value-type="string">
            <text:p>FRANKLIN &amp; SARAH</text:p>
          </table:table-cell>
          <table:table-cell table:style-name="ce2" office:value-type="string">
            <text:p>HIGLEY</text:p>
          </table:table-cell>
          <table:table-cell office:value-type="string">
            <text:p>A J</text:p>
          </table:table-cell>
          <table:table-cell table:number-columns-repeated="2"/>
          <table:table-cell table:style-name="ce2" office:value-type="string">
            <text:p>N2 NW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889-11-16">
            <text:p>11/16/1889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table:style-name="ce2" office:value-type="string">
            <text:p>DAWSON</text:p>
          </table:table-cell>
          <table:table-cell office:value-type="string">
            <text:p>MARY A</text:p>
          </table:table-cell>
          <table:table-cell table:number-columns-repeated="4"/>
          <table:table-cell table:style-name="ce2" office:value-type="string">
            <text:p>WOOD</text:p>
          </table:table-cell>
          <table:table-cell office:value-type="string">
            <text:p>C D</text:p>
          </table:table-cell>
          <table:table-cell office:value-type="string">
            <text:p>WOOD</text:p>
          </table:table-cell>
          <table:table-cell office:value-type="string">
            <text:p>JULIA B</text:p>
          </table:table-cell>
          <table:table-cell table:style-name="ce2"/>
          <table:table-cell table:number-columns-repeated="3"/>
          <table:table-cell table:style-name="ce7"/>
          <table:table-cell office:value-type="string">
            <text:p>18 &amp; E2 17</text:p>
          </table:table-cell>
          <table:table-cell office:value-type="float" office:value="8">
            <text:p>8</text:p>
          </table:table-cell>
          <table:table-cell office:value-type="string">
            <text:p>Lincoln Park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89-11-22">
            <text:p>11/22/1889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table:style-name="ce2" office:value-type="string">
            <text:p>LONG</text:p>
          </table:table-cell>
          <table:table-cell office:value-type="string">
            <text:p>T T</text:p>
          </table:table-cell>
          <table:table-cell office:value-type="string">
            <text:p>LONG</text:p>
          </table:table-cell>
          <table:table-cell office:value-type="string">
            <text:p>MATILDA</text:p>
          </table:table-cell>
          <table:table-cell table:number-columns-repeated="2"/>
          <table:table-cell table:style-name="ce2" office:value-type="string">
            <text:p>ATWOOD</text:p>
          </table:table-cell>
          <table:table-cell office:value-type="string">
            <text:p>P B</text:p>
          </table:table-cell>
          <table:table-cell table:number-columns-repeated="2"/>
          <table:table-cell table:style-name="ce2"/>
          <table:table-cell table:number-columns-repeated="4"/>
          <table:table-cell table:number-columns-repeated="2" office:value-type="float" office:value="13">
            <text:p>13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97-11-22">
            <text:p>11/22/1897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table:style-name="ce2" office:value-type="string">
            <text:p>GEAR</text:p>
          </table:table-cell>
          <table:table-cell office:value-type="string">
            <text:p>JOHN W</text:p>
          </table:table-cell>
          <table:table-cell office:value-type="string">
            <text:p>GEAR</text:p>
          </table:table-cell>
          <table:table-cell office:value-type="string">
            <text:p>AGNES</text:p>
          </table:table-cell>
          <table:table-cell table:number-columns-repeated="2"/>
          <table:table-cell table:style-name="ce2" office:value-type="string">
            <text:p>ATWOOD</text:p>
          </table:table-cell>
          <table:table-cell office:value-type="string">
            <text:p>EMMA C</text:p>
          </table:table-cell>
          <table:table-cell office:value-type="string">
            <text:p>HARRISON</text:p>
          </table:table-cell>
          <table:table-cell office:value-type="string">
            <text:p>CARRIE C</text:p>
          </table:table-cell>
          <table:table-cell table:style-name="ce2"/>
          <table:table-cell table:number-columns-repeated="4"/>
          <table:table-cell office:value-type="string">
            <text:p>1 &amp; 2</text:p>
          </table:table-cell>
          <table:table-cell office:value-type="float" office:value="69">
            <text:p>69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98-12-05">
            <text:p>12/05/1898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table:style-name="ce2" office:value-type="string">
            <text:p>FREEMAN</text:p>
          </table:table-cell>
          <table:table-cell office:value-type="string">
            <text:p>A L</text:p>
          </table:table-cell>
          <table:table-cell office:value-type="string">
            <text:p>FREEMAN</text:p>
          </table:table-cell>
          <table:table-cell office:value-type="string">
            <text:p>MARY L</text:p>
          </table:table-cell>
          <table:table-cell table:number-columns-repeated="2"/>
          <table:table-cell table:style-name="ce2" office:value-type="string">
            <text:p>FREEMAN</text:p>
          </table:table-cell>
          <table:table-cell office:value-type="string">
            <text:p>MARY L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TRACT IN</text:p>
          </table:table-cell>
          <table:table-cell office:value-type="string">
            <text:p>11 &amp; 12</text:p>
          </table:table-cell>
          <table:table-cell office:value-type="float" office:value="43">
            <text:p>43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900-11-16">
            <text:p>11/16/1900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2" office:value-type="string">
            <text:p>JOHNSON</text:p>
          </table:table-cell>
          <table:table-cell office:value-type="string">
            <text:p>CHARLES</text:p>
          </table:table-cell>
          <table:table-cell office:value-type="string">
            <text:p>JOHNSON</text:p>
          </table:table-cell>
          <table:table-cell office:value-type="string">
            <text:p>ANNA</text:p>
          </table:table-cell>
          <table:table-cell table:number-columns-repeated="2"/>
          <table:table-cell table:style-name="ce2" office:value-type="string">
            <text:p>PITMAN</text:p>
          </table:table-cell>
          <table:table-cell office:value-type="string">
            <text:p>J W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N RR ROW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92-11-19">
            <text:p>11/19/1892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table:style-name="ce2" office:value-type="string">
            <text:p>MARVIN</text:p>
          </table:table-cell>
          <table:table-cell office:value-type="string">
            <text:p>EZRA B</text:p>
          </table:table-cell>
          <table:table-cell office:value-type="string">
            <text:p>MARVIN</text:p>
          </table:table-cell>
          <table:table-cell office:value-type="string">
            <text:p>SUSAN</text:p>
          </table:table-cell>
          <table:table-cell table:number-columns-repeated="2"/>
          <table:table-cell table:style-name="ce2" office:value-type="string">
            <text:p>ANTHONY</text:p>
          </table:table-cell>
          <table:table-cell office:value-type="string">
            <text:p>C M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TRACT I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91-03-20">
            <text:p>03/20/1891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table:style-name="ce2" office:value-type="string">
            <text:p>McDONALD</text:p>
          </table:table-cell>
          <table:table-cell office:value-type="string">
            <text:p>LEWIS A &amp; MARY F</text:p>
          </table:table-cell>
          <table:table-cell office:value-type="string">
            <text:p>SHOCKLEY J G</text:p>
          </table:table-cell>
          <table:table-cell office:value-type="string">
            <text:p>HOFFMAN</text:p>
          </table:table-cell>
          <table:table-cell office:value-type="string">
            <text:p>JOHN B &amp; A C</text:p>
          </table:table-cell>
          <table:table-cell/>
          <table:table-cell table:style-name="ce2" office:value-type="string">
            <text:p>FINANCIAL ASSOCIATION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13,14,15,16</text:p>
          </table:table-cell>
          <table:table-cell office:value-type="float" office:value="66">
            <text:p>66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900-11-11">
            <text:p>11/11/1900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style-name="ce2" office:value-type="string">
            <text:p>ANTHONY</text:p>
          </table:table-cell>
          <table:table-cell office:value-type="string">
            <text:p>C M</text:p>
          </table:table-cell>
          <table:table-cell table:number-columns-repeated="4"/>
          <table:table-cell table:style-name="ce2" office:value-type="string">
            <text:p>GREEP</text:p>
          </table:table-cell>
          <table:table-cell office:value-type="string">
            <text:p>DAVID</text:p>
          </table:table-cell>
          <table:table-cell table:number-columns-repeated="2"/>
          <table:table-cell table:style-name="ce2"/>
          <table:table-cell table:number-columns-repeated="4"/>
          <table:table-cell office:value-type="string">
            <text:p>1,2,3, E15ft 4</text:p>
          </table:table-cell>
          <table:table-cell office:value-type="float" office:value="1">
            <text:p>1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2">
          <table:table-cell office:value-type="date" office:date-value="1892-03-11">
            <text:p>03/11/1892</text:p>
          </table:table-cell>
          <table:table-cell office:value-type="string">
            <text:p>Sheriff's Deed</text:p>
          </table:table-cell>
          <table:table-cell table:number-columns-repeated="2" office:value-type="float" office:value="38">
            <text:p>38</text:p>
          </table:table-cell>
          <table:table-cell table:style-name="ce2" office:value-type="string">
            <text:p>CRONK</text:p>
          </table:table-cell>
          <table:table-cell office:value-type="string">
            <text:p>ELIZABETH</text:p>
          </table:table-cell>
          <table:table-cell table:number-columns-repeated="4"/>
          <table:table-cell table:style-name="ce2" office:value-type="string">
            <text:p>ANTHONY</text:p>
          </table:table-cell>
          <table:table-cell office:value-type="string">
            <text:p>C M</text:p>
          </table:table-cell>
          <table:table-cell table:number-columns-repeated="2"/>
          <table:table-cell table:style-name="ce2"/>
          <table:table-cell table:number-columns-repeated="4"/>
          <table:table-cell office:value-type="string">
            <text:p>9 &amp; 10</text:p>
          </table:table-cell>
          <table:table-cell office:value-type="float" office:value="1">
            <text:p>1</text:p>
          </table:table-cell>
          <table:table-cell office:value-type="string">
            <text:p>Eberly 1<text:span text:style-name="T1">st</text:span>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91-03-12">
            <text:p>03/12/1891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style-name="ce2" office:value-type="string">
            <text:p>TRIPP</text:p>
          </table:table-cell>
          <table:table-cell office:value-type="string">
            <text:p>ASA W</text:p>
          </table:table-cell>
          <table:table-cell office:value-type="string">
            <text:p>TRIPP</text:p>
          </table:table-cell>
          <table:table-cell office:value-type="string">
            <text:p>ANNA</text:p>
          </table:table-cell>
          <table:table-cell table:number-columns-repeated="2"/>
          <table:table-cell table:style-name="ce2" office:value-type="string">
            <text:p>HOLTON</text:p>
          </table:table-cell>
          <table:table-cell office:value-type="string">
            <text:p>A E</text:p>
          </table:table-cell>
          <table:table-cell table:number-columns-repeated="2"/>
          <table:table-cell table:style-name="ce2" office:value-type="string">
            <text:p>NE NW NW NE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date" office:date-value="1895-11-11">
            <text:p>11/11/1895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table:style-name="ce2" office:value-type="string">
            <text:p>DEXTER</text:p>
          </table:table-cell>
          <table:table-cell office:value-type="string">
            <text:p>ALONZO</text:p>
          </table:table-cell>
          <table:table-cell table:number-columns-repeated="4"/>
          <table:table-cell table:style-name="ce2" office:value-type="string">
            <text:p>CHASE</text:p>
          </table:table-cell>
          <table:table-cell office:value-type="string">
            <text:p>SAMUEL</text:p>
          </table:table-cell>
          <table:table-cell table:number-columns-repeated="2"/>
          <table:table-cell table:style-name="ce2"/>
          <table:table-cell table:number-columns-repeated="4"/>
          <table:table-cell office:value-type="string">
            <text:p>7,8,9,10</text:p>
          </table:table-cell>
          <table:table-cell office:value-type="float" office:value="52">
            <text:p>52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96-06-05">
            <text:p>06/05/1896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128">
            <text:p>128</text:p>
          </table:table-cell>
          <table:table-cell table:style-name="ce2" office:value-type="string">
            <text:p>DUNGAN</text:p>
          </table:table-cell>
          <table:table-cell office:value-type="string">
            <text:p>JONAH P</text:p>
          </table:table-cell>
          <table:table-cell office:value-type="string">
            <text:p>DUNGAN</text:p>
          </table:table-cell>
          <table:table-cell office:value-type="string">
            <text:p>EUPHEMIA M</text:p>
          </table:table-cell>
          <table:table-cell table:number-columns-repeated="2"/>
          <table:table-cell table:style-name="ce2" office:value-type="string">
            <text:p>GODDARD</text:p>
          </table:table-cell>
          <table:table-cell office:value-type="string">
            <text:p>J H</text:p>
          </table:table-cell>
          <table:table-cell table:number-columns-repeated="2"/>
          <table:table-cell table:style-name="ce2" office:value-type="string">
            <text:p>NE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896-06-05">
            <text:p>06/05/1896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129">
            <text:p>129</text:p>
          </table:table-cell>
          <table:table-cell table:style-name="ce2" office:value-type="string">
            <text:p>BLANC</text:p>
          </table:table-cell>
          <table:table-cell office:value-type="string">
            <text:p>LOUIS</text:p>
          </table:table-cell>
          <table:table-cell office:value-type="string">
            <text:p>BLANC</text:p>
          </table:table-cell>
          <table:table-cell office:value-type="string">
            <text:p>ELIZA</text:p>
          </table:table-cell>
          <table:table-cell table:number-columns-repeated="2"/>
          <table:table-cell table:style-name="ce2" office:value-type="string">
            <text:p>DARMOUTH SAVINGS BANK</text:p>
          </table:table-cell>
          <table:table-cell table:number-columns-repeated="3"/>
          <table:table-cell table:style-name="ce2" office:value-type="string">
            <text:p>W2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date" office:date-value="1896-06-05">
            <text:p>06/05/1896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130">
            <text:p>130</text:p>
          </table:table-cell>
          <table:table-cell table:style-name="ce2" office:value-type="string">
            <text:p>STARKWEATHER</text:p>
          </table:table-cell>
          <table:table-cell office:value-type="string">
            <text:p>JOHN L</text:p>
          </table:table-cell>
          <table:table-cell table:number-columns-repeated="4"/>
          <table:table-cell table:style-name="ce2" office:value-type="string">
            <text:p>INVESTMENT TRUST CO</text:p>
          </table:table-cell>
          <table:table-cell table:number-columns-repeated="3"/>
          <table:table-cell table:style-name="ce2"/>
          <table:table-cell table:number-columns-repeated="3"/>
          <table:table-cell office:value-type="string">
            <text:p>N RR ROW</text:p>
          </table:table-cell>
          <table:table-cell office:value-type="string">
            <text:p>13,14,15,16,17</text:p>
          </table:table-cell>
          <table:table-cell office:value-type="float" office:value="39">
            <text:p>39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95-11-16">
            <text:p>11/16/1895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131">
            <text:p>131</text:p>
          </table:table-cell>
          <table:table-cell table:style-name="ce2" office:value-type="string">
            <text:p>ROSS</text:p>
          </table:table-cell>
          <table:table-cell office:value-type="string">
            <text:p>JOHN A &amp; LIZZIE M</text:p>
          </table:table-cell>
          <table:table-cell office:value-type="string">
            <text:p>WILLIAMS</text:p>
          </table:table-cell>
          <table:table-cell office:value-type="string">
            <text:p>E G</text:p>
          </table:table-cell>
          <table:table-cell office:value-type="string">
            <text:p>ETAL</text:p>
          </table:table-cell>
          <table:table-cell/>
          <table:table-cell table:style-name="ce2" office:value-type="string">
            <text:p>INVESTMENT TRUST CO</text:p>
          </table:table-cell>
          <table:table-cell table:number-columns-repeated="3"/>
          <table:table-cell table:style-name="ce2" office:value-type="string">
            <text:p>W2 NW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897-11-10">
            <text:p>11/10/1897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132">
            <text:p>132</text:p>
          </table:table-cell>
          <table:table-cell table:style-name="ce2" office:value-type="string">
            <text:p>CARSON</text:p>
          </table:table-cell>
          <table:table-cell office:value-type="string">
            <text:p>BENJAMIN</text:p>
          </table:table-cell>
          <table:table-cell office:value-type="string">
            <text:p>CARSON</text:p>
          </table:table-cell>
          <table:table-cell office:value-type="string">
            <text:p>MARY A</text:p>
          </table:table-cell>
          <table:table-cell table:number-columns-repeated="2"/>
          <table:table-cell table:style-name="ce2" office:value-type="string">
            <text:p>BABB</text:p>
          </table:table-cell>
          <table:table-cell office:value-type="string">
            <text:p>DAVID</text:p>
          </table:table-cell>
          <table:table-cell table:number-columns-repeated="2"/>
          <table:table-cell table:style-name="ce2" office:value-type="string">
            <text:p>NE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date" office:date-value="1897-11-08">
            <text:p>11/08/1897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133">
            <text:p>133</text:p>
          </table:table-cell>
          <table:table-cell table:style-name="ce2" office:value-type="string">
            <text:p>SMITH</text:p>
          </table:table-cell>
          <table:table-cell office:value-type="string">
            <text:p>FREDERICK A</text:p>
          </table:table-cell>
          <table:table-cell office:value-type="string">
            <text:p>SMITH</text:p>
          </table:table-cell>
          <table:table-cell office:value-type="string">
            <text:p>MARY C</text:p>
          </table:table-cell>
          <table:table-cell table:number-columns-repeated="2"/>
          <table:table-cell table:style-name="ce2" office:value-type="string">
            <text:p>CUSHING</text:p>
          </table:table-cell>
          <table:table-cell office:value-type="string">
            <text:p>FLORENCE M</text:p>
          </table:table-cell>
          <table:table-cell table:number-columns-repeated="2"/>
          <table:table-cell table:style-name="ce2" office:value-type="string">
            <text:p>W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900-03-05">
            <text:p>03/05/1900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134">
            <text:p>134</text:p>
          </table:table-cell>
          <table:table-cell table:style-name="ce2" office:value-type="string">
            <text:p>VAN ATTA</text:p>
          </table:table-cell>
          <table:table-cell office:value-type="string">
            <text:p>SARAH</text:p>
          </table:table-cell>
          <table:table-cell office:value-type="string">
            <text:p>VAN ATTA</text:p>
          </table:table-cell>
          <table:table-cell office:value-type="string">
            <text:p>GEORGE A</text:p>
          </table:table-cell>
          <table:table-cell table:number-columns-repeated="2"/>
          <table:table-cell table:style-name="ce2" office:value-type="string">
            <text:p>WILTON SAVINGS BANK</text:p>
          </table:table-cell>
          <table:table-cell table:number-columns-repeated="3"/>
          <table:table-cell table:style-name="ce2"/>
          <table:table-cell table:number-columns-repeated="4"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89-07-15">
            <text:p>07/15/1889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135">
            <text:p>135</text:p>
          </table:table-cell>
          <table:table-cell table:style-name="ce2" office:value-type="string">
            <text:p>JACOBSON</text:p>
          </table:table-cell>
          <table:table-cell office:value-type="string">
            <text:p>JACOB E</text:p>
          </table:table-cell>
          <table:table-cell office:value-type="string">
            <text:p>JACOBSON</text:p>
          </table:table-cell>
          <table:table-cell office:value-type="string">
            <text:p>SELMA L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009"/>
        </table:table-row>
        <table:table-row table:style-name="ro1">
          <table:table-cell office:value-type="date" office:date-value="1887-10-04">
            <text:p>10/04/1887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136">
            <text:p>136</text:p>
          </table:table-cell>
          <table:table-cell table:style-name="ce2" office:value-type="string">
            <text:p>PARSONS</text:p>
          </table:table-cell>
          <table:table-cell office:value-type="string">
            <text:p>CHARLES</text:p>
          </table:table-cell>
          <table:table-cell office:value-type="string">
            <text:p>PARSONS</text:p>
          </table:table-cell>
          <table:table-cell office:value-type="string">
            <text:p>CHARLOTTE</text:p>
          </table:table-cell>
          <table:table-cell table:number-columns-repeated="2"/>
          <table:table-cell table:style-name="ce2" office:value-type="string">
            <text:p>NATIONAL LOAN &amp; TRUST CO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15 &amp; 16</text:p>
          </table:table-cell>
          <table:table-cell office:value-type="float" office:value="31">
            <text:p>31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95-06-29">
            <text:p>06/29/1895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29">
            <text:p>229</text:p>
          </table:table-cell>
          <table:table-cell table:style-name="ce5" office:value-type="string">
            <text:p>MILLER</text:p>
          </table:table-cell>
          <table:table-cell office:value-type="string">
            <text:p>HARRY W</text:p>
          </table:table-cell>
          <table:table-cell office:value-type="string">
            <text:p>MILLER</text:p>
          </table:table-cell>
          <table:table-cell office:value-type="string">
            <text:p>ELIZABETH</text:p>
          </table:table-cell>
          <table:table-cell table:number-columns-repeated="2"/>
          <table:table-cell table:style-name="ce2" office:value-type="string">
            <text:p>CLAY LODGE #115 ODD FELLOWS</text:p>
          </table:table-cell>
          <table:table-cell table:number-columns-repeated="3"/>
          <table:table-cell table:style-name="ce2"/>
          <table:table-cell table:number-columns-repeated="4"/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97-01-30">
            <text:p>01/30/1897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32">
            <text:p>232</text:p>
          </table:table-cell>
          <table:table-cell table:style-name="ce2" office:value-type="string">
            <text:p>PATNAUDE</text:p>
          </table:table-cell>
          <table:table-cell office:value-type="string">
            <text:p>STEPHEN</text:p>
          </table:table-cell>
          <table:table-cell office:value-type="string">
            <text:p>PATNAUDE</text:p>
          </table:table-cell>
          <table:table-cell office:value-type="string">
            <text:p>EULALIE</text:p>
          </table:table-cell>
          <table:table-cell table:number-columns-repeated="2"/>
          <table:table-cell table:style-name="ce2" office:value-type="string">
            <text:p>BANK OF CLIFTON</text:p>
          </table:table-cell>
          <table:table-cell table:number-columns-repeated="3"/>
          <table:table-cell table:style-name="ce2" office:value-type="string">
            <text:p>S2 SW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date" office:date-value="1897-01-30">
            <text:p>01/30/1897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32">
            <text:p>232</text:p>
          </table:table-cell>
          <table:table-cell table:style-name="ce2" office:value-type="string">
            <text:p>PATNAUDE</text:p>
          </table:table-cell>
          <table:table-cell office:value-type="string">
            <text:p>STEPHEN</text:p>
          </table:table-cell>
          <table:table-cell office:value-type="string">
            <text:p>PATNAUDE</text:p>
          </table:table-cell>
          <table:table-cell office:value-type="string">
            <text:p>EULALIE</text:p>
          </table:table-cell>
          <table:table-cell table:number-columns-repeated="2"/>
          <table:table-cell table:style-name="ce2" office:value-type="string">
            <text:p>BANK OF CLIFTON</text:p>
          </table:table-cell>
          <table:table-cell table:number-columns-repeated="3"/>
          <table:table-cell table:style-name="ce2" office:value-type="string">
            <text:p>N2 S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date" office:date-value="1897-03-03">
            <text:p>03/03/1897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34">
            <text:p>234</text:p>
          </table:table-cell>
          <table:table-cell table:style-name="ce2" office:value-type="string">
            <text:p>COOK</text:p>
          </table:table-cell>
          <table:table-cell office:value-type="string">
            <text:p>THOMAS</text:p>
          </table:table-cell>
          <table:table-cell office:value-type="string">
            <text:p>COOK</text:p>
          </table:table-cell>
          <table:table-cell office:value-type="string">
            <text:p>FRANCIS</text:p>
          </table:table-cell>
          <table:table-cell table:number-columns-repeated="2"/>
          <table:table-cell table:style-name="ce2" office:value-type="string">
            <text:p>FINANCIAL ASSOCIATION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W2 4</text:p>
          </table:table-cell>
          <table:table-cell office:value-type="float" office:value="42">
            <text:p>42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97-03-12">
            <text:p>03/12/1897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36">
            <text:p>236</text:p>
          </table:table-cell>
          <table:table-cell table:style-name="ce2" office:value-type="string">
            <text:p>COLTON</text:p>
          </table:table-cell>
          <table:table-cell office:value-type="string">
            <text:p>ESTHER A</text:p>
          </table:table-cell>
          <table:table-cell office:value-type="string">
            <text:p>COLTON</text:p>
          </table:table-cell>
          <table:table-cell office:value-type="string">
            <text:p>GARRY V</text:p>
          </table:table-cell>
          <table:table-cell table:number-columns-repeated="2"/>
          <table:table-cell table:style-name="ce2" office:value-type="string">
            <text:p>CATLIN</text:p>
          </table:table-cell>
          <table:table-cell office:value-type="string">
            <text:p>LEVI</text:p>
          </table:table-cell>
          <table:table-cell table:number-columns-repeated="2"/>
          <table:table-cell table:style-name="ce2" office:value-type="string">
            <text:p>NE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897-03-27">
            <text:p>03/27/1897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39">
            <text:p>239</text:p>
          </table:table-cell>
          <table:table-cell table:style-name="ce2" office:value-type="string">
            <text:p>GLASS</text:p>
          </table:table-cell>
          <table:table-cell office:value-type="string">
            <text:p>WILLIAM S</text:p>
          </table:table-cell>
          <table:table-cell office:value-type="string">
            <text:p>GLASS</text:p>
          </table:table-cell>
          <table:table-cell office:value-type="string">
            <text:p>SADE M</text:p>
          </table:table-cell>
          <table:table-cell office:value-type="string">
            <text:p>CLARK</text:p>
          </table:table-cell>
          <table:table-cell office:value-type="string">
            <text:p>JAMES &amp; ELIZABETH</text:p>
          </table:table-cell>
          <table:table-cell table:style-name="ce2" office:value-type="string">
            <text:p>WARREN</text:p>
          </table:table-cell>
          <table:table-cell office:value-type="string">
            <text:p>MARY E</text:p>
          </table:table-cell>
          <table:table-cell table:number-columns-repeated="2"/>
          <table:table-cell table:style-name="ce2" office:value-type="string">
            <text:p>S2 SW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date" office:date-value="1897-03-27">
            <text:p>03/27/1897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39">
            <text:p>239</text:p>
          </table:table-cell>
          <table:table-cell table:style-name="ce2" office:value-type="string">
            <text:p>GLASS</text:p>
          </table:table-cell>
          <table:table-cell office:value-type="string">
            <text:p>WILLIAM S</text:p>
          </table:table-cell>
          <table:table-cell office:value-type="string">
            <text:p>GLASS</text:p>
          </table:table-cell>
          <table:table-cell office:value-type="string">
            <text:p>SADE M</text:p>
          </table:table-cell>
          <table:table-cell table:number-columns-repeated="2"/>
          <table:table-cell table:style-name="ce2" office:value-type="string">
            <text:p>WARREN</text:p>
          </table:table-cell>
          <table:table-cell office:value-type="string">
            <text:p>MARY E</text:p>
          </table:table-cell>
          <table:table-cell table:number-columns-repeated="2"/>
          <table:table-cell table:style-name="ce2" office:value-type="string">
            <text:p>SE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date" office:date-value="1897-03-16">
            <text:p>03/16/1897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42">
            <text:p>242</text:p>
          </table:table-cell>
          <table:table-cell table:style-name="ce2" office:value-type="string">
            <text:p>GRUBS</text:p>
          </table:table-cell>
          <table:table-cell office:value-type="string">
            <text:p>JESSE M</text:p>
          </table:table-cell>
          <table:table-cell office:value-type="string">
            <text:p>GRUBS</text:p>
          </table:table-cell>
          <table:table-cell office:value-type="string">
            <text:p>MARY E</text:p>
          </table:table-cell>
          <table:table-cell office:value-type="string">
            <text:p>MILLER</text:p>
          </table:table-cell>
          <table:table-cell office:value-type="string">
            <text:p>HARRY W</text:p>
          </table:table-cell>
          <table:table-cell table:style-name="ce2" office:value-type="string">
            <text:p>GRUBS</text:p>
          </table:table-cell>
          <table:table-cell office:value-type="string">
            <text:p>JESSE M</text:p>
          </table:table-cell>
          <table:table-cell table:number-columns-repeated="2"/>
          <table:table-cell table:style-name="ce2"/>
          <table:table-cell table:number-columns-repeated="4"/>
          <table:table-cell office:value-type="string">
            <text:p>3,4,5, E2 6</text:p>
          </table:table-cell>
          <table:table-cell office:value-type="float" office:value="12">
            <text:p>12</text:p>
          </table:table-cell>
          <table:table-cell office:value-type="string">
            <text:p>Lincoln Park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97-03-10">
            <text:p>03/10/1897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45">
            <text:p>245</text:p>
          </table:table-cell>
          <table:table-cell table:style-name="ce2" office:value-type="string">
            <text:p>HANNA</text:p>
          </table:table-cell>
          <table:table-cell office:value-type="string">
            <text:p>DAVID J</text:p>
          </table:table-cell>
          <table:table-cell office:value-type="string">
            <text:p>WILSON</text:p>
          </table:table-cell>
          <table:table-cell office:value-type="string">
            <text:p>P R</text:p>
          </table:table-cell>
          <table:table-cell table:number-columns-repeated="2"/>
          <table:table-cell table:style-name="ce2" office:value-type="string">
            <text:p>ST JOSEPH LOAN &amp; TRUST CO</text:p>
          </table:table-cell>
          <table:table-cell table:number-columns-repeated="3"/>
          <table:table-cell table:style-name="ce2" office:value-type="string">
            <text:p>NE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date" office:date-value="1897-05-19">
            <text:p>05/19/1897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48">
            <text:p>248</text:p>
          </table:table-cell>
          <table:table-cell table:style-name="ce2" office:value-type="string">
            <text:p>KEENER</text:p>
          </table:table-cell>
          <table:table-cell office:value-type="string">
            <text:p>S E</text:p>
          </table:table-cell>
          <table:table-cell office:value-type="string">
            <text:p>KEENER</text:p>
          </table:table-cell>
          <table:table-cell office:value-type="string">
            <text:p>J M</text:p>
          </table:table-cell>
          <table:table-cell table:number-columns-repeated="2"/>
          <table:table-cell table:style-name="ce2" office:value-type="string">
            <text:p>JOHNSON</text:p>
          </table:table-cell>
          <table:table-cell office:value-type="string">
            <text:p>JOHN</text:p>
          </table:table-cell>
          <table:table-cell table:number-columns-repeated="2"/>
          <table:table-cell table:style-name="ce2" office:value-type="string">
            <text:p>N2 NE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897-12-11">
            <text:p>12/11/1897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50">
            <text:p>250</text:p>
          </table:table-cell>
          <table:table-cell table:style-name="ce2" office:value-type="string">
            <text:p>HUNTRESS</text:p>
          </table:table-cell>
          <table:table-cell office:value-type="string">
            <text:p>CHARLES O</text:p>
          </table:table-cell>
          <table:table-cell office:value-type="string">
            <text:p>HUNTRESS</text:p>
          </table:table-cell>
          <table:table-cell office:value-type="string">
            <text:p>EMMA J</text:p>
          </table:table-cell>
          <table:table-cell table:number-columns-repeated="2"/>
          <table:table-cell table:style-name="ce2" office:value-type="string">
            <text:p>ANTHONY</text:p>
          </table:table-cell>
          <table:table-cell office:value-type="string">
            <text:p>C M</text:p>
          </table:table-cell>
          <table:table-cell table:number-columns-repeated="2"/>
          <table:table-cell table:style-name="ce2"/>
          <table:table-cell table:number-columns-repeated="4"/>
          <table:table-cell office:value-type="string">
            <text:p>1,2,3,4</text:p>
          </table:table-cell>
          <table:table-cell office:value-type="float" office:value="14">
            <text:p>14</text:p>
          </table:table-cell>
          <table:table-cell office:value-type="string">
            <text:p>Lincoln Park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99-08-19">
            <text:p>08/19/1899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53">
            <text:p>253</text:p>
          </table:table-cell>
          <table:table-cell table:style-name="ce2" office:value-type="string">
            <text:p>AVERY</text:p>
          </table:table-cell>
          <table:table-cell office:value-type="string">
            <text:p>CELESTIA L</text:p>
          </table:table-cell>
          <table:table-cell office:value-type="string">
            <text:p>AVERY</text:p>
          </table:table-cell>
          <table:table-cell office:value-type="string">
            <text:p>HENRI E</text:p>
          </table:table-cell>
          <table:table-cell table:number-columns-repeated="2"/>
          <table:table-cell table:style-name="ce2" office:value-type="string">
            <text:p>AVERY</text:p>
          </table:table-cell>
          <table:table-cell office:value-type="string">
            <text:p>HENRI E</text:p>
          </table:table-cell>
          <table:table-cell table:number-columns-repeated="2"/>
          <table:table-cell table:style-name="ce2"/>
          <table:table-cell table:number-columns-repeated="4"/>
          <table:table-cell office:value-type="string">
            <text:p>17 &amp; 18</text:p>
          </table:table-cell>
          <table:table-cell office:value-type="float" office:value="9">
            <text:p>9</text:p>
          </table:table-cell>
          <table:table-cell office:value-type="string">
            <text:p>Huntress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901-07-06">
            <text:p>07/06/1901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55">
            <text:p>255</text:p>
          </table:table-cell>
          <table:table-cell table:style-name="ce2" office:value-type="string">
            <text:p>SMITH</text:p>
          </table:table-cell>
          <table:table-cell office:value-type="string">
            <text:p>LAURA</text:p>
          </table:table-cell>
          <table:table-cell office:value-type="string">
            <text:p>ETAL</text:p>
          </table:table-cell>
          <table:table-cell table:number-columns-repeated="3"/>
          <table:table-cell table:style-name="ce2" office:value-type="string">
            <text:p>THOMAS</text:p>
          </table:table-cell>
          <table:table-cell office:value-type="string">
            <text:p>ANN M</text:p>
          </table:table-cell>
          <table:table-cell table:number-columns-repeated="2"/>
          <table:table-cell table:style-name="ce2" office:value-type="string">
            <text:p>SW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TRACT IN</text:p>
          </table:table-cell>
          <table:table-cell table:number-columns-repeated="1005"/>
        </table:table-row>
        <table:table-row table:style-name="ro1">
          <table:table-cell office:value-type="date" office:date-value="1901-04-12">
            <text:p>04/12/1901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59">
            <text:p>259</text:p>
          </table:table-cell>
          <table:table-cell table:style-name="ce2" office:value-type="string">
            <text:p>FUNNELL</text:p>
          </table:table-cell>
          <table:table-cell office:value-type="string">
            <text:p>HENRY</text:p>
          </table:table-cell>
          <table:table-cell office:value-type="string">
            <text:p>FUNNELL</text:p>
          </table:table-cell>
          <table:table-cell office:value-type="string">
            <text:p>CHRISTOPHER C</text:p>
          </table:table-cell>
          <table:table-cell office:value-type="string">
            <text:p>ETAL</text:p>
          </table:table-cell>
          <table:table-cell/>
          <table:table-cell table:style-name="ce2" office:value-type="string">
            <text:p>BANNER</text:p>
          </table:table-cell>
          <table:table-cell office:value-type="string">
            <text:p>C R</text:p>
          </table:table-cell>
          <table:table-cell table:number-columns-repeated="2"/>
          <table:table-cell table:style-name="ce2"/>
          <table:table-cell table:number-columns-repeated="4"/>
          <table:table-cell office:value-type="string">
            <text:p>1 &amp; 2</text:p>
          </table:table-cell>
          <table:table-cell office:value-type="float" office:value="1">
            <text:p>1</text:p>
          </table:table-cell>
          <table:table-cell office:value-type="string">
            <text:p>Central Clifton</text:p>
          </table:table-cell>
          <table:table-cell office:value-type="string">
            <text:p>Clifton</text:p>
          </table:table-cell>
          <table:table-cell table:number-columns-repeated="1001"/>
        </table:table-row>
        <table:table-row table:style-name="ro1">
          <table:table-cell office:value-type="date" office:date-value="1901-04-12">
            <text:p>04/12/1901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59">
            <text:p>259</text:p>
          </table:table-cell>
          <table:table-cell table:style-name="ce2" office:value-type="string">
            <text:p>FUNNELL</text:p>
          </table:table-cell>
          <table:table-cell office:value-type="string">
            <text:p>HENRY</text:p>
          </table:table-cell>
          <table:table-cell office:value-type="string">
            <text:p>FUNNELL</text:p>
          </table:table-cell>
          <table:table-cell office:value-type="string">
            <text:p>CHRISTOPHER C</text:p>
          </table:table-cell>
          <table:table-cell table:number-columns-repeated="2"/>
          <table:table-cell table:style-name="ce2" office:value-type="string">
            <text:p>BANNER</text:p>
          </table:table-cell>
          <table:table-cell office:value-type="string">
            <text:p>C R</text:p>
          </table:table-cell>
          <table:table-cell table:number-columns-repeated="2"/>
          <table:table-cell table:style-name="ce2"/>
          <table:table-cell table:number-columns-repeated="4"/>
          <table:table-cell office:value-type="string">
            <text:p>16 &amp; 17</text:p>
          </table:table-cell>
          <table:table-cell office:value-type="float" office:value="2">
            <text:p>2</text:p>
          </table:table-cell>
          <table:table-cell office:value-type="string">
            <text:p>South Central Clifton</text:p>
          </table:table-cell>
          <table:table-cell office:value-type="string">
            <text:p>Clifton</text:p>
          </table:table-cell>
          <table:table-cell table:number-columns-repeated="1001"/>
        </table:table-row>
        <table:table-row table:style-name="ro1">
          <table:table-cell office:value-type="date" office:date-value="1901-04-12">
            <text:p>04/12/1901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59">
            <text:p>259</text:p>
          </table:table-cell>
          <table:table-cell table:style-name="ce2" office:value-type="string">
            <text:p>FUNNELL</text:p>
          </table:table-cell>
          <table:table-cell office:value-type="string">
            <text:p>HENRY</text:p>
          </table:table-cell>
          <table:table-cell office:value-type="string">
            <text:p>FUNNELL</text:p>
          </table:table-cell>
          <table:table-cell office:value-type="string">
            <text:p>CHRISTOPHER C</text:p>
          </table:table-cell>
          <table:table-cell table:number-columns-repeated="2"/>
          <table:table-cell table:style-name="ce2" office:value-type="string">
            <text:p>BANNER</text:p>
          </table:table-cell>
          <table:table-cell office:value-type="string">
            <text:p>C R</text:p>
          </table:table-cell>
          <table:table-cell table:number-columns-repeated="2"/>
          <table:table-cell table:style-name="ce2"/>
          <table:table-cell table:number-columns-repeated="4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outh Central Clifton</text:p>
          </table:table-cell>
          <table:table-cell office:value-type="string">
            <text:p>Clifton</text:p>
          </table:table-cell>
          <table:table-cell table:number-columns-repeated="1001"/>
        </table:table-row>
        <table:table-row table:style-name="ro1">
          <table:table-cell office:value-type="date" office:date-value="1901-04-12">
            <text:p>04/12/1901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59">
            <text:p>259</text:p>
          </table:table-cell>
          <table:table-cell table:style-name="ce2" office:value-type="string">
            <text:p>FUNNELL</text:p>
          </table:table-cell>
          <table:table-cell office:value-type="string">
            <text:p>HENRY</text:p>
          </table:table-cell>
          <table:table-cell office:value-type="string">
            <text:p>FUNNELL</text:p>
          </table:table-cell>
          <table:table-cell office:value-type="string">
            <text:p>CHRISTOPHER C</text:p>
          </table:table-cell>
          <table:table-cell table:number-columns-repeated="2"/>
          <table:table-cell table:style-name="ce2" office:value-type="string">
            <text:p>BANNER</text:p>
          </table:table-cell>
          <table:table-cell office:value-type="string">
            <text:p>C R</text:p>
          </table:table-cell>
          <table:table-cell table:number-columns-repeated="2"/>
          <table:table-cell table:style-name="ce2" office:value-type="string">
            <text:p>SE NW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TRACT IN</text:p>
          </table:table-cell>
          <table:table-cell table:number-columns-repeated="1005"/>
        </table:table-row>
        <table:table-row table:style-name="ro1">
          <table:table-cell office:value-type="date" office:date-value="1906-05-05">
            <text:p>05/05/1906</text:p>
          </table:table-cell>
          <table:table-cell office:value-type="string">
            <text:p>Quit Claim Deed</text:p>
          </table:table-cell>
          <table:table-cell office:value-type="float" office:value="38">
            <text:p>38</text:p>
          </table:table-cell>
          <table:table-cell office:value-type="float" office:value="263">
            <text:p>263</text:p>
          </table:table-cell>
          <table:table-cell table:style-name="ce2" office:value-type="string">
            <text:p>HOUSE</text:p>
          </table:table-cell>
          <table:table-cell office:value-type="string">
            <text:p>JENNIE McKENZIE</text:p>
          </table:table-cell>
          <table:table-cell office:value-type="string">
            <text:p>HOUSE</text:p>
          </table:table-cell>
          <table:table-cell office:value-type="string">
            <text:p>ROBERT A</text:p>
          </table:table-cell>
          <table:table-cell table:number-columns-repeated="2"/>
          <table:table-cell table:style-name="ce2" office:value-type="string">
            <text:p>McMAHON</text:p>
          </table:table-cell>
          <table:table-cell office:value-type="string">
            <text:p>NELLIE</text:p>
          </table:table-cell>
          <table:table-cell table:number-columns-repeated="2"/>
          <table:table-cell table:style-name="ce2" office:value-type="string">
            <text:p>SW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date" office:date-value="1901-09-11">
            <text:p>09/11/1901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65">
            <text:p>265</text:p>
          </table:table-cell>
          <table:table-cell table:style-name="ce2" office:value-type="string">
            <text:p>ANTHONY</text:p>
          </table:table-cell>
          <table:table-cell office:value-type="string">
            <text:p>C M</text:p>
          </table:table-cell>
          <table:table-cell table:number-columns-repeated="4"/>
          <table:table-cell table:style-name="ce2" office:value-type="string">
            <text:p>ATWOOD</text:p>
          </table:table-cell>
          <table:table-cell office:value-type="string">
            <text:p>EMMA C</text:p>
          </table:table-cell>
          <table:table-cell office:value-type="string">
            <text:p>HARVISON</text:p>
          </table:table-cell>
          <table:table-cell office:value-type="string">
            <text:p>CARRIE C</text:p>
          </table:table-cell>
          <table:table-cell table:number-columns-repeated="5"/>
          <table:table-cell office:value-type="string">
            <text:p>1,2,3,4</text:p>
          </table:table-cell>
          <table:table-cell office:value-type="float" office:value="78">
            <text:p>78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901-09-11">
            <text:p>09/11/1901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65">
            <text:p>265</text:p>
          </table:table-cell>
          <table:table-cell table:style-name="ce2" office:value-type="string">
            <text:p>ANTHONY</text:p>
          </table:table-cell>
          <table:table-cell office:value-type="string">
            <text:p>C M</text:p>
          </table:table-cell>
          <table:table-cell table:style-name="ce5" table:number-columns-repeated="2"/>
          <table:table-cell table:number-columns-repeated="2"/>
          <table:table-cell table:style-name="ce2" office:value-type="string">
            <text:p>ATWOOD</text:p>
          </table:table-cell>
          <table:table-cell office:value-type="string">
            <text:p>EMMA C</text:p>
          </table:table-cell>
          <table:table-cell office:value-type="string">
            <text:p>HARVISON</text:p>
          </table:table-cell>
          <table:table-cell office:value-type="string">
            <text:p>CARRIE C</text:p>
          </table:table-cell>
          <table:table-cell table:style-name="ce2" office:value-type="string">
            <text:p>NW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TRACT IN</text:p>
          </table:table-cell>
          <table:table-cell table:number-columns-repeated="1005"/>
        </table:table-row>
        <table:table-row table:style-name="ro1">
          <table:table-cell office:value-type="date" office:date-value="1902-02-01">
            <text:p>02/01/1902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69">
            <text:p>269</text:p>
          </table:table-cell>
          <table:table-cell table:style-name="ce5" office:value-type="string">
            <text:p>VLASACK</text:p>
          </table:table-cell>
          <table:table-cell table:style-name="ce5" office:value-type="string">
            <text:p>ANTON</text:p>
          </table:table-cell>
          <table:table-cell table:style-name="ce5" office:value-type="string">
            <text:p>VLASACK</text:p>
          </table:table-cell>
          <table:table-cell table:style-name="ce5" office:value-type="string">
            <text:p>CECILIE</text:p>
          </table:table-cell>
          <table:table-cell table:number-columns-repeated="2"/>
          <table:table-cell table:style-name="ce2" office:value-type="string">
            <text:p>FLOWER</text:p>
          </table:table-cell>
          <table:table-cell office:value-type="string">
            <text:p>GEO H</text:p>
          </table:table-cell>
          <table:table-cell table:number-columns-repeated="2"/>
          <table:table-cell table:style-name="ce2" office:value-type="string">
            <text:p>S2 SW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date" office:date-value="1902-02-01">
            <text:p>02/01/1902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69">
            <text:p>269</text:p>
          </table:table-cell>
          <table:table-cell table:style-name="ce5" office:value-type="string">
            <text:p>VLASACK</text:p>
          </table:table-cell>
          <table:table-cell table:style-name="ce5" office:value-type="string">
            <text:p>ANTON</text:p>
          </table:table-cell>
          <table:table-cell table:style-name="ce5" office:value-type="string">
            <text:p>VLASACK</text:p>
          </table:table-cell>
          <table:table-cell table:style-name="ce5" office:value-type="string">
            <text:p>CECILIE</text:p>
          </table:table-cell>
          <table:table-cell table:number-columns-repeated="2"/>
          <table:table-cell table:style-name="ce2" office:value-type="string">
            <text:p>FLOWER</text:p>
          </table:table-cell>
          <table:table-cell office:value-type="string">
            <text:p>GEO H</text:p>
          </table:table-cell>
          <table:table-cell table:number-columns-repeated="2"/>
          <table:table-cell table:style-name="ce2" office:value-type="string">
            <text:p>SE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date" office:date-value="1903-06-27">
            <text:p>06/27/1903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73">
            <text:p>273</text:p>
          </table:table-cell>
          <table:table-cell table:style-name="ce2" office:value-type="string">
            <text:p>CRAWFORD</text:p>
          </table:table-cell>
          <table:table-cell office:value-type="string">
            <text:p>A N</text:p>
          </table:table-cell>
          <table:table-cell office:value-type="string">
            <text:p>HULBERT</text:p>
          </table:table-cell>
          <table:table-cell office:value-type="string">
            <text:p>ELIZA A (Dec'd)</text:p>
          </table:table-cell>
          <table:table-cell table:number-columns-repeated="2"/>
          <table:table-cell table:style-name="ce2" office:value-type="string">
            <text:p>TURNER</text:p>
          </table:table-cell>
          <table:table-cell office:value-type="string">
            <text:p>MINNIE J</text:p>
          </table:table-cell>
          <table:table-cell table:number-columns-repeated="2"/>
          <table:table-cell table:style-name="ce2" office:value-type="string">
            <text:p>NE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903-06-27">
            <text:p>06/27/1903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79">
            <text:p>279</text:p>
          </table:table-cell>
          <table:table-cell table:style-name="ce2" office:value-type="string">
            <text:p>CRAWFORD</text:p>
          </table:table-cell>
          <table:table-cell office:value-type="string">
            <text:p>A N</text:p>
          </table:table-cell>
          <table:table-cell office:value-type="string">
            <text:p>HULBERT</text:p>
          </table:table-cell>
          <table:table-cell office:value-type="string">
            <text:p>ELIZA A (Dec'd)</text:p>
          </table:table-cell>
          <table:table-cell table:number-columns-repeated="2"/>
          <table:table-cell table:style-name="ce2" office:value-type="string">
            <text:p>SHIRLEY</text:p>
          </table:table-cell>
          <table:table-cell office:value-type="string">
            <text:p>EVA M</text:p>
          </table:table-cell>
          <table:table-cell table:number-columns-repeated="2"/>
          <table:table-cell table:style-name="ce2" office:value-type="string">
            <text:p>NE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903-06-27">
            <text:p>06/27/1903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85">
            <text:p>285</text:p>
          </table:table-cell>
          <table:table-cell table:style-name="ce2" office:value-type="string">
            <text:p>CRAWFORD</text:p>
          </table:table-cell>
          <table:table-cell office:value-type="string">
            <text:p>A N</text:p>
          </table:table-cell>
          <table:table-cell office:value-type="string">
            <text:p>HULBERT</text:p>
          </table:table-cell>
          <table:table-cell office:value-type="string">
            <text:p>ELIZA A (Dec'd)</text:p>
          </table:table-cell>
          <table:table-cell table:number-columns-repeated="2"/>
          <table:table-cell table:style-name="ce2" office:value-type="string">
            <text:p>MYGATT</text:p>
          </table:table-cell>
          <table:table-cell office:value-type="string">
            <text:p>JAMES FRANK</text:p>
          </table:table-cell>
          <table:table-cell table:number-columns-repeated="2"/>
          <table:table-cell table:style-name="ce2" office:value-type="string">
            <text:p>SW NE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903-06-27">
            <text:p>06/27/1903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91">
            <text:p>291</text:p>
          </table:table-cell>
          <table:table-cell table:style-name="ce2" office:value-type="string">
            <text:p>CRAWFORD</text:p>
          </table:table-cell>
          <table:table-cell office:value-type="string">
            <text:p>A N</text:p>
          </table:table-cell>
          <table:table-cell office:value-type="string">
            <text:p>HULBERT</text:p>
          </table:table-cell>
          <table:table-cell office:value-type="string">
            <text:p>ELIZA A (Dec'd)</text:p>
          </table:table-cell>
          <table:table-cell table:number-columns-repeated="2"/>
          <table:table-cell table:style-name="ce2" office:value-type="string">
            <text:p>GOING</text:p>
          </table:table-cell>
          <table:table-cell office:value-type="string">
            <text:p>SUSAN C</text:p>
          </table:table-cell>
          <table:table-cell table:number-columns-repeated="2"/>
          <table:table-cell table:style-name="ce2" office:value-type="string">
            <text:p>SE NE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903-12-19">
            <text:p>12/19/1903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297">
            <text:p>297</text:p>
          </table:table-cell>
          <table:table-cell table:style-name="ce2" office:value-type="string">
            <text:p>BURT</text:p>
          </table:table-cell>
          <table:table-cell office:value-type="string">
            <text:p>MARY S L</text:p>
          </table:table-cell>
          <table:table-cell table:number-columns-repeated="4"/>
          <table:table-cell table:style-name="ce2" office:value-type="string">
            <text:p>HASTINGS</text:p>
          </table:table-cell>
          <table:table-cell office:value-type="string">
            <text:p>GEORGIA C</text:p>
          </table:table-cell>
          <table:table-cell table:number-columns-repeated="2"/>
          <table:table-cell table:style-name="ce2"/>
          <table:table-cell table:number-columns-repeated="4"/>
          <table:table-cell office:value-type="string">
            <text:p>1,2,3</text:p>
          </table:table-cell>
          <table:table-cell office:value-type="float" office:value="26">
            <text:p>26</text:p>
          </table:table-cell>
          <table:table-cell office:value-type="string">
            <text:p>Originial Townsite</text:p>
          </table:table-cell>
          <table:table-cell office:value-type="string">
            <text:p>Wakefield</text:p>
          </table:table-cell>
          <table:table-cell table:number-columns-repeated="1001"/>
        </table:table-row>
        <table:table-row table:style-name="ro1">
          <table:table-cell office:value-type="date" office:date-value="1905-08-18">
            <text:p>08/18/1905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01">
            <text:p>301</text:p>
          </table:table-cell>
          <table:table-cell table:style-name="ce6" office:value-type="string">
            <text:p>ARKANSAS VALLEY TOWN &amp; LAND CO</text:p>
          </table:table-cell>
          <table:table-cell table:number-columns-repeated="5"/>
          <table:table-cell table:style-name="ce2" office:value-type="string">
            <text:p>GASSWINT</text:p>
          </table:table-cell>
          <table:table-cell office:value-type="string">
            <text:p>SAMUEL R</text:p>
          </table:table-cell>
          <table:table-cell table:number-columns-repeated="2"/>
          <table:table-cell table:style-name="ce2" office:value-type="string">
            <text:p>NW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TRACT IN</text:p>
          </table:table-cell>
          <table:table-cell table:number-columns-repeated="1005"/>
        </table:table-row>
        <table:table-row table:style-name="ro1">
          <table:table-cell office:value-type="date" office:date-value="1906-03-01">
            <text:p>03/01/1906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03">
            <text:p>303</text:p>
          </table:table-cell>
          <table:table-cell table:style-name="ce2" office:value-type="string">
            <text:p>BORLAND</text:p>
          </table:table-cell>
          <table:table-cell office:value-type="string">
            <text:p>W &amp; M (Dec'd)</text:p>
          </table:table-cell>
          <table:table-cell office:value-type="string">
            <text:p>ETAL</text:p>
          </table:table-cell>
          <table:table-cell table:number-columns-repeated="3"/>
          <table:table-cell table:style-name="ce2" office:value-type="string">
            <text:p>BORLAND</text:p>
          </table:table-cell>
          <table:table-cell office:value-type="string">
            <text:p>THOMAS G</text:p>
          </table:table-cell>
          <table:table-cell table:number-columns-repeated="2"/>
          <table:table-cell table:style-name="ce2" office:value-type="string">
            <text:p>W2 S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906-03-01">
            <text:p>03/01/1906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03">
            <text:p>303</text:p>
          </table:table-cell>
          <table:table-cell table:style-name="ce2" office:value-type="string">
            <text:p>BORLAND</text:p>
          </table:table-cell>
          <table:table-cell office:value-type="string">
            <text:p>W &amp; M (Dec'd)</text:p>
          </table:table-cell>
          <table:table-cell table:number-columns-repeated="4"/>
          <table:table-cell table:style-name="ce2" office:value-type="string">
            <text:p>BORLAND</text:p>
          </table:table-cell>
          <table:table-cell office:value-type="string">
            <text:p>THOMAS G</text:p>
          </table:table-cell>
          <table:table-cell table:number-columns-repeated="2"/>
          <table:table-cell table:style-name="ce2" office:value-type="string">
            <text:p>SW N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906-03-01">
            <text:p>03/01/1906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06">
            <text:p>306</text:p>
          </table:table-cell>
          <table:table-cell table:style-name="ce2" office:value-type="string">
            <text:p>BORLAND</text:p>
          </table:table-cell>
          <table:table-cell office:value-type="string">
            <text:p>W &amp; M (Dec'd)</text:p>
          </table:table-cell>
          <table:table-cell table:number-columns-repeated="4"/>
          <table:table-cell table:style-name="ce2" office:value-type="string">
            <text:p>BORLAND</text:p>
          </table:table-cell>
          <table:table-cell office:value-type="string">
            <text:p>PAUL M</text:p>
          </table:table-cell>
          <table:table-cell table:number-columns-repeated="2"/>
          <table:table-cell table:style-name="ce2" office:value-type="string">
            <text:p>SE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906-04-07">
            <text:p>04/07/1906</text:p>
          </table:table-cell>
          <table:table-cell office:value-type="string">
            <text:p>Cemetery Certificate</text:p>
          </table:table-cell>
          <table:table-cell office:value-type="float" office:value="38">
            <text:p>38</text:p>
          </table:table-cell>
          <table:table-cell office:value-type="float" office:value="309">
            <text:p>309</text:p>
          </table:table-cell>
          <table:table-cell table:style-name="ce2" office:value-type="string">
            <text:p>WAKEFIELD CITY</text:p>
          </table:table-cell>
          <table:table-cell table:number-columns-repeated="5"/>
          <table:table-cell table:style-name="ce2" office:value-type="string">
            <text:p>BRYANT</text:p>
          </table:table-cell>
          <table:table-cell office:value-type="string">
            <text:p>W T</text:p>
          </table:table-cell>
          <table:table-cell table:number-columns-repeated="2"/>
          <table:table-cell table:style-name="ce2"/>
          <table:table-cell table:number-columns-repeated="4"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Cemetery Highland</text:p>
          </table:table-cell>
          <table:table-cell office:value-type="string">
            <text:p>Wakefield</text:p>
          </table:table-cell>
          <table:table-cell table:number-columns-repeated="1001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Quit Claim Deed</text:p>
          </table:table-cell>
          <table:table-cell office:value-type="float" office:value="38">
            <text:p>38</text:p>
          </table:table-cell>
          <table:table-cell office:value-type="float" office:value="310">
            <text:p>310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ARINE</text:p>
          </table:table-cell>
          <table:table-cell table:number-columns-repeated="2"/>
          <table:table-cell table:style-name="ce2" office:value-type="string">
            <text:p>DANIELSON</text:p>
          </table:table-cell>
          <table:table-cell office:value-type="string">
            <text:p>ARTHUR L</text:p>
          </table:table-cell>
          <table:table-cell office:value-type="string">
            <text:p>ETAL</text:p>
          </table:table-cell>
          <table:table-cell/>
          <table:table-cell table:style-name="ce2" office:value-type="string">
            <text:p>SW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date" office:date-value="1906-04-11">
            <text:p>04/11/1906</text:p>
          </table:table-cell>
          <table:table-cell office:value-type="string">
            <text:p>Cemetery Certificate</text:p>
          </table:table-cell>
          <table:table-cell office:value-type="float" office:value="38">
            <text:p>38</text:p>
          </table:table-cell>
          <table:table-cell office:value-type="float" office:value="311">
            <text:p>311</text:p>
          </table:table-cell>
          <table:table-cell table:style-name="ce2" office:value-type="string">
            <text:p>CLAY CENTER CITY</text:p>
          </table:table-cell>
          <table:table-cell table:number-columns-repeated="5"/>
          <table:table-cell table:style-name="ce2" office:value-type="string">
            <text:p>HAGAN</text:p>
          </table:table-cell>
          <table:table-cell office:value-type="string">
            <text:p>W L D MRS</text:p>
          </table:table-cell>
          <table:table-cell table:number-columns-repeated="2"/>
          <table:table-cell table:style-name="ce2"/>
          <table:table-cell table:number-columns-repeated="4"/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Cemetery Greenwood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906-04-11">
            <text:p>04/11/1906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12">
            <text:p>312</text:p>
          </table:table-cell>
          <table:table-cell table:style-name="ce2" office:value-type="string">
            <text:p>DENMAN</text:p>
          </table:table-cell>
          <table:table-cell office:value-type="string">
            <text:p>RHODA H</text:p>
          </table:table-cell>
          <table:table-cell office:value-type="string">
            <text:p>DENMAN</text:p>
          </table:table-cell>
          <table:table-cell office:value-type="string">
            <text:p>T S</text:p>
          </table:table-cell>
          <table:table-cell table:number-columns-repeated="2"/>
          <table:table-cell table:style-name="ce2" office:value-type="string">
            <text:p>HARRIS</text:p>
          </table:table-cell>
          <table:table-cell office:value-type="string">
            <text:p>ANNA E</text:p>
          </table:table-cell>
          <table:table-cell table:number-columns-repeated="2"/>
          <table:table-cell table:style-name="ce2"/>
          <table:table-cell table:number-columns-repeated="4"/>
          <table:table-cell office:value-type="string">
            <text:p>19 &amp; 20</text:p>
          </table:table-cell>
          <table:table-cell office:value-type="float" office:value="5">
            <text:p>5</text:p>
          </table:table-cell>
          <table:table-cell office:value-type="string">
            <text:p>Central Clifton</text:p>
          </table:table-cell>
          <table:table-cell office:value-type="string">
            <text:p>Clifton</text:p>
          </table:table-cell>
          <table:table-cell table:number-columns-repeated="1001"/>
        </table:table-row>
        <table:table-row table:style-name="ro1">
          <table:table-cell office:value-type="date" office:date-value="1905-03-10">
            <text:p>03/10/1905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14">
            <text:p>314</text:p>
          </table:table-cell>
          <table:table-cell table:style-name="ce2" office:value-type="string">
            <text:p>CARR</text:p>
          </table:table-cell>
          <table:table-cell office:value-type="string">
            <text:p>MARGARET E</text:p>
          </table:table-cell>
          <table:table-cell office:value-type="string">
            <text:p>ETAL</text:p>
          </table:table-cell>
          <table:table-cell table:number-columns-repeated="3"/>
          <table:table-cell table:style-name="ce2" office:value-type="string">
            <text:p>ALSOP</text:p>
          </table:table-cell>
          <table:table-cell office:value-type="string">
            <text:p>ELIZABETH</text:p>
          </table:table-cell>
          <table:table-cell table:number-columns-repeated="2"/>
          <table:table-cell table:style-name="ce2" office:value-type="string">
            <text:p>S2 SE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date" office:date-value="1906-04-17">
            <text:p>04/17/1906</text:p>
          </table:table-cell>
          <table:table-cell office:value-type="string">
            <text:p>Executor's Deed</text:p>
          </table:table-cell>
          <table:table-cell office:value-type="float" office:value="38">
            <text:p>38</text:p>
          </table:table-cell>
          <table:table-cell office:value-type="float" office:value="317">
            <text:p>317</text:p>
          </table:table-cell>
          <table:table-cell table:style-name="ce2" office:value-type="string">
            <text:p>DURRIN</text:p>
          </table:table-cell>
          <table:table-cell office:value-type="string">
            <text:p>GEORGE (Dec'd)</text:p>
          </table:table-cell>
          <table:table-cell office:value-type="string">
            <text:p>ETAL</text:p>
          </table:table-cell>
          <table:table-cell table:number-columns-repeated="3"/>
          <table:table-cell table:style-name="ce2" office:value-type="string">
            <text:p>BRUST</text:p>
          </table:table-cell>
          <table:table-cell office:value-type="string">
            <text:p>JACOB</text:p>
          </table:table-cell>
          <table:table-cell table:number-columns-repeated="2"/>
          <table:table-cell table:style-name="ce2" office:value-type="string">
            <text:p>S2 NE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date" office:date-value="1906-04-09">
            <text:p>04/09/1906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20">
            <text:p>320</text:p>
          </table:table-cell>
          <table:table-cell table:style-name="ce7" office:value-type="string">
            <text:p>FARMLAND MTG &amp; DEBENTURE CO</text:p>
          </table:table-cell>
          <table:table-cell table:number-columns-repeated="5"/>
          <table:table-cell table:style-name="ce2" office:value-type="string">
            <text:p>SWENSON</text:p>
          </table:table-cell>
          <table:table-cell office:value-type="string">
            <text:p>ERIC H</text:p>
          </table:table-cell>
          <table:table-cell table:number-columns-repeated="2"/>
          <table:table-cell table:style-name="ce2" office:value-type="string">
            <text:p>SE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6,9</text:p>
          </table:table-cell>
          <table:table-cell table:number-columns-repeated="1004"/>
        </table:table-row>
        <table:table-row table:style-name="ro1">
          <table:table-cell office:value-type="date" office:date-value="1906-02-19">
            <text:p>02/19/1906</text:p>
          </table:table-cell>
          <table:table-cell office:value-type="string">
            <text:p>Administrative Deed</text:p>
          </table:table-cell>
          <table:table-cell office:value-type="float" office:value="38">
            <text:p>38</text:p>
          </table:table-cell>
          <table:table-cell office:value-type="float" office:value="322">
            <text:p>322</text:p>
          </table:table-cell>
          <table:table-cell table:style-name="ce2" office:value-type="string">
            <text:p>HOFMANN</text:p>
          </table:table-cell>
          <table:table-cell office:value-type="string">
            <text:p>DAVID (Dec'd)</text:p>
          </table:table-cell>
          <table:table-cell office:value-type="string">
            <text:p>ETAL</text:p>
          </table:table-cell>
          <table:table-cell table:number-columns-repeated="3"/>
          <table:table-cell table:style-name="ce2" office:value-type="string">
            <text:p>HOFMANN</text:p>
          </table:table-cell>
          <table:table-cell office:value-type="string">
            <text:p>GOTTLIEB</text:p>
          </table:table-cell>
          <table:table-cell table:number-columns-repeated="2"/>
          <table:table-cell table:style-name="ce2" office:value-type="string">
            <text:p>SE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office:value-type="date" office:date-value="1906-02-24">
            <text:p>02/24/1906</text:p>
          </table:table-cell>
          <table:table-cell office:value-type="string">
            <text:p>Quit Claim Deed</text:p>
          </table:table-cell>
          <table:table-cell office:value-type="float" office:value="38">
            <text:p>38</text:p>
          </table:table-cell>
          <table:table-cell office:value-type="float" office:value="324">
            <text:p>324</text:p>
          </table:table-cell>
          <table:table-cell table:style-name="ce2" office:value-type="string">
            <text:p>ENGELHARDT</text:p>
          </table:table-cell>
          <table:table-cell office:value-type="string">
            <text:p>CHRISTINA &amp; DAVID</text:p>
          </table:table-cell>
          <table:table-cell office:value-type="string">
            <text:p>KLEIN</text:p>
          </table:table-cell>
          <table:table-cell office:value-type="string">
            <text:p>BARBARA &amp; MICHAEL</text:p>
          </table:table-cell>
          <table:table-cell office:value-type="string">
            <text:p>ETAL</text:p>
          </table:table-cell>
          <table:table-cell/>
          <table:table-cell table:style-name="ce2" office:value-type="string">
            <text:p>HOFMANN</text:p>
          </table:table-cell>
          <table:table-cell office:value-type="string">
            <text:p>GOTTLIEB</text:p>
          </table:table-cell>
          <table:table-cell table:number-columns-repeated="2"/>
          <table:table-cell table:style-name="ce2" office:value-type="string">
            <text:p>SE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office:value-type="date" office:date-value="1905-04-01">
            <text:p>04/01/1905</text:p>
          </table:table-cell>
          <table:table-cell office:value-type="string">
            <text:p>Deed</text:p>
          </table:table-cell>
          <table:table-cell office:value-type="float" office:value="38">
            <text:p>38</text:p>
          </table:table-cell>
          <table:table-cell office:value-type="float" office:value="327">
            <text:p>327</text:p>
          </table:table-cell>
          <table:table-cell table:style-name="ce6" office:value-type="string">
            <text:p>ARKANSAS VALLEY TOWN &amp; LAND CO</text:p>
          </table:table-cell>
          <table:table-cell table:number-columns-repeated="5"/>
          <table:table-cell table:style-name="ce2" office:value-type="string">
            <text:p>HAMMOND</text:p>
          </table:table-cell>
          <table:table-cell office:value-type="string">
            <text:p>R L</text:p>
          </table:table-cell>
          <table:table-cell table:number-columns-repeated="2"/>
          <table:table-cell table:style-name="ce2"/>
          <table:table-cell table:number-columns-repeated="4"/>
          <table:table-cell office:value-type="string">
            <text:p>6 &amp; 7</text:p>
          </table:table-cell>
          <table:table-cell office:value-type="float" office:value="11">
            <text:p>11</text:p>
          </table:table-cell>
          <table:table-cell office:value-type="string">
            <text:p>Original Townsite</text:p>
          </table:table-cell>
          <table:table-cell office:value-type="string">
            <text:p>Longford</text:p>
          </table:table-cell>
          <table:table-cell table:number-columns-repeated="1001"/>
        </table:table-row>
        <table:table-row table:style-name="ro1">
          <table:table-cell office:value-type="date" office:date-value="1906-04-06">
            <text:p>04/06/1906</text:p>
          </table:table-cell>
          <table:table-cell office:value-type="string">
            <text:p>Cemetery Certificate</text:p>
          </table:table-cell>
          <table:table-cell office:value-type="float" office:value="38">
            <text:p>38</text:p>
          </table:table-cell>
          <table:table-cell office:value-type="float" office:value="329">
            <text:p>329</text:p>
          </table:table-cell>
          <table:table-cell table:style-name="ce2" office:value-type="string">
            <text:p>CLAY CENTER CITY</text:p>
          </table:table-cell>
          <table:table-cell table:number-columns-repeated="5"/>
          <table:table-cell table:style-name="ce2" office:value-type="string">
            <text:p>O'DELL</text:p>
          </table:table-cell>
          <table:table-cell office:value-type="string">
            <text:p>SAMUEL O</text:p>
          </table:table-cell>
          <table:table-cell table:number-columns-repeated="2"/>
          <table:table-cell table:style-name="ce2"/>
          <table:table-cell table:number-columns-repeated="4"/>
          <table:table-cell table:number-columns-repeated="2" office:value-type="float" office:value="13">
            <text:p>13</text:p>
          </table:table-cell>
          <table:table-cell office:value-type="string">
            <text:p>Cemetery Greenwood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904-12-12">
            <text:p>12/12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30">
            <text:p>330</text:p>
          </table:table-cell>
          <table:table-cell table:style-name="ce6" office:value-type="string">
            <text:p>ARKANSAS VALLEY TOWN &amp; LAND CO</text:p>
          </table:table-cell>
          <table:table-cell table:number-columns-repeated="5"/>
          <table:table-cell table:style-name="ce2" office:value-type="string">
            <text:p>WILSON</text:p>
          </table:table-cell>
          <table:table-cell office:value-type="string">
            <text:p>LIZZIE A</text:p>
          </table:table-cell>
          <table:table-cell table:number-columns-repeated="2"/>
          <table:table-cell table:style-name="ce2" office:value-type="string">
            <text:p>NW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TRACT IN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Original Townsite</text:p>
          </table:table-cell>
          <table:table-cell office:value-type="string">
            <text:p>Longford</text:p>
          </table:table-cell>
          <table:table-cell table:number-columns-repeated="1001"/>
        </table:table-row>
        <table:table-row table:style-name="ro1">
          <table:table-cell office:value-type="date" office:date-value="1905-03-07">
            <text:p>03/07/1905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32">
            <text:p>332</text:p>
          </table:table-cell>
          <table:table-cell table:style-name="ce6" office:value-type="string">
            <text:p>ARKANSAS VALLEY TOWN &amp; LAND CO</text:p>
          </table:table-cell>
          <table:table-cell table:number-columns-repeated="5"/>
          <table:table-cell table:style-name="ce2" office:value-type="string">
            <text:p>WILSON</text:p>
          </table:table-cell>
          <table:table-cell office:value-type="string">
            <text:p>LIZZIE A</text:p>
          </table:table-cell>
          <table:table-cell table:number-columns-repeated="2"/>
          <table:table-cell table:style-name="ce2" office:value-type="string">
            <text:p>NW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TRACT IN</text:p>
          </table:table-cell>
          <table:table-cell office:value-type="string">
            <text:p>9,10,11,12</text:p>
          </table:table-cell>
          <table:table-cell office:value-type="float" office:value="9">
            <text:p>9</text:p>
          </table:table-cell>
          <table:table-cell office:value-type="string">
            <text:p>Original Townsite</text:p>
          </table:table-cell>
          <table:table-cell office:value-type="string">
            <text:p>Longford</text:p>
          </table:table-cell>
          <table:table-cell table:number-columns-repeated="1001"/>
        </table:table-row>
        <table:table-row table:style-name="ro1">
          <table:table-cell office:value-type="date" office:date-value="1906-02-10">
            <text:p>02/10/1906</text:p>
          </table:table-cell>
          <table:table-cell office:value-type="string">
            <text:p>Guardian Deed</text:p>
          </table:table-cell>
          <table:table-cell office:value-type="float" office:value="38">
            <text:p>38</text:p>
          </table:table-cell>
          <table:table-cell office:value-type="float" office:value="334">
            <text:p>334</text:p>
          </table:table-cell>
          <table:table-cell table:style-name="ce2" office:value-type="string">
            <text:p>STANDAU</text:p>
          </table:table-cell>
          <table:table-cell office:value-type="string">
            <text:p>FREDERICK W (Dec'd)</text:p>
          </table:table-cell>
          <table:table-cell office:value-type="string">
            <text:p>STANDAU</text:p>
          </table:table-cell>
          <table:table-cell office:value-type="string">
            <text:p>KATE H (Guardian)</text:p>
          </table:table-cell>
          <table:table-cell table:number-columns-repeated="2"/>
          <table:table-cell table:style-name="ce2" office:value-type="string">
            <text:p>STANDAU</text:p>
          </table:table-cell>
          <table:table-cell office:value-type="string">
            <text:p>NANCY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TRACT I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llis to Oak Hill</text:p>
          </table:table-cell>
          <table:table-cell office:value-type="string">
            <text:p>Oak Hill</text:p>
          </table:table-cell>
          <table:table-cell table:number-columns-repeated="1001"/>
        </table:table-row>
        <table:table-row table:style-name="ro1">
          <table:table-cell office:value-type="date" office:date-value="1900-04-07">
            <text:p>04/07/1900</text:p>
          </table:table-cell>
          <table:table-cell office:value-type="string">
            <text:p>Contract</text:p>
          </table:table-cell>
          <table:table-cell office:value-type="float" office:value="38">
            <text:p>38</text:p>
          </table:table-cell>
          <table:table-cell office:value-type="float" office:value="337">
            <text:p>337</text:p>
          </table:table-cell>
          <table:table-cell table:style-name="ce2" office:value-type="string">
            <text:p>SCHAUBEL</text:p>
          </table:table-cell>
          <table:table-cell office:value-type="string">
            <text:p>ELIZA</text:p>
          </table:table-cell>
          <table:table-cell office:value-type="string">
            <text:p>SCHAUBEL</text:p>
          </table:table-cell>
          <table:table-cell office:value-type="string">
            <text:p>HENRY</text:p>
          </table:table-cell>
          <table:table-cell table:number-columns-repeated="2"/>
          <table:table-cell table:style-name="ce2" office:value-type="string">
            <text:p>CLAY CENTER CITY</text:p>
          </table:table-cell>
          <table:table-cell table:number-columns-repeated="3"/>
          <table:table-cell table:style-name="ce2"/>
          <table:table-cell table:number-columns-repeated="3"/>
          <table:table-cell office:value-type="string">
            <text:p>TRACT IN</text:p>
          </table:table-cell>
          <table:table-cell table:number-columns-repeated="2"/>
          <table:table-cell office:value-type="string">
            <text:p>Highland Park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40">
            <text:p>340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FRED L</text:p>
          </table:table-cell>
          <table:table-cell table:number-columns-repeated="2"/>
          <table:table-cell table:style-name="ce2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NT IN</text:p>
          </table:table-cell>
          <table:table-cell office:value-type="string">
            <text:p>8,10,11</text:p>
          </table:table-cell>
          <table:table-cell table:number-columns-repeated="1004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40">
            <text:p>340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FRED L</text:p>
          </table:table-cell>
          <table:table-cell table:number-columns-repeated="2"/>
          <table:table-cell table:style-name="ce2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TRACT IN &amp; INT IN</text:p>
          </table:table-cell>
          <table:table-cell office:value-type="string">
            <text:p>4,5,6,7</text:p>
          </table:table-cell>
          <table:table-cell table:number-columns-repeated="1004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40">
            <text:p>340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FRED L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INT IN</text:p>
          </table:table-cell>
          <table:table-cell office:value-type="string">
            <text:p>9 thru 13</text:p>
          </table:table-cell>
          <table:table-cell office:value-type="float" office:value="61">
            <text:p>61</text:p>
          </table:table-cell>
          <table:table-cell table:number-columns-repeated="1003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40">
            <text:p>340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FRED L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INT IN</text:p>
          </table:table-cell>
          <table:table-cell office:value-type="string">
            <text:p>4 thru 8</text:p>
          </table:table-cell>
          <table:table-cell office:value-type="float" office:value="62">
            <text:p>62</text:p>
          </table:table-cell>
          <table:table-cell table:number-columns-repeated="1003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40">
            <text:p>340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FRED L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INT IN</text:p>
          </table:table-cell>
          <table:table-cell office:value-type="string">
            <text:p>1 thru 10</text:p>
          </table:table-cell>
          <table:table-cell office:value-type="float" office:value="72">
            <text:p>72</text:p>
          </table:table-cell>
          <table:table-cell table:number-columns-repeated="1003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40">
            <text:p>340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FRED L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INT IN</text:p>
          </table:table-cell>
          <table:table-cell office:value-type="string">
            <text:p>6,7,8</text:p>
          </table:table-cell>
          <table:table-cell office:value-type="float" office:value="70">
            <text:p>70</text:p>
          </table:table-cell>
          <table:table-cell table:number-columns-repeated="1003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40">
            <text:p>340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FRED L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INT IN</text:p>
          </table:table-cell>
          <table:table-cell office:value-type="string">
            <text:p>16 thru 20</text:p>
          </table:table-cell>
          <table:table-cell office:value-type="float" office:value="65">
            <text:p>65</text:p>
          </table:table-cell>
          <table:table-cell table:number-columns-repeated="1003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40">
            <text:p>340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FRED L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INT IN</text:p>
          </table:table-cell>
          <table:table-cell office:value-type="string">
            <text:p>9 thru 14</text:p>
          </table:table-cell>
          <table:table-cell office:value-type="float" office:value="62">
            <text:p>62</text:p>
          </table:table-cell>
          <table:table-cell table:number-columns-repeated="1003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40">
            <text:p>340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FRED L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INT IN Dexter Mill Block</text:p>
          </table:table-cell>
          <table:table-cell table:number-columns-repeated="1005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46">
            <text:p>346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AMANDA C</text:p>
          </table:table-cell>
          <table:table-cell table:number-columns-repeated="2"/>
          <table:table-cell table:style-name="ce2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NT IN</text:p>
          </table:table-cell>
          <table:table-cell office:value-type="string">
            <text:p>8,10,11</text:p>
          </table:table-cell>
          <table:table-cell table:number-columns-repeated="1004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46">
            <text:p>346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AMANDA C</text:p>
          </table:table-cell>
          <table:table-cell table:number-columns-repeated="2"/>
          <table:table-cell table:style-name="ce2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TRACT IN &amp; INT IN</text:p>
          </table:table-cell>
          <table:table-cell office:value-type="string">
            <text:p>4,5,6,7</text:p>
          </table:table-cell>
          <table:table-cell table:number-columns-repeated="1004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46">
            <text:p>346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AMANDA C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INT IN</text:p>
          </table:table-cell>
          <table:table-cell office:value-type="string">
            <text:p>9 thru 13</text:p>
          </table:table-cell>
          <table:table-cell office:value-type="float" office:value="61">
            <text:p>61</text:p>
          </table:table-cell>
          <table:table-cell table:number-columns-repeated="1003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46">
            <text:p>346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AMANDA C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INT IN</text:p>
          </table:table-cell>
          <table:table-cell office:value-type="string">
            <text:p>4 thru 8</text:p>
          </table:table-cell>
          <table:table-cell office:value-type="float" office:value="62">
            <text:p>62</text:p>
          </table:table-cell>
          <table:table-cell table:number-columns-repeated="1003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46">
            <text:p>346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AMANDA C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INT IN</text:p>
          </table:table-cell>
          <table:table-cell office:value-type="string">
            <text:p>1 thru 10</text:p>
          </table:table-cell>
          <table:table-cell office:value-type="float" office:value="72">
            <text:p>72</text:p>
          </table:table-cell>
          <table:table-cell table:number-columns-repeated="1003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46">
            <text:p>346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AMANDA C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INT IN</text:p>
          </table:table-cell>
          <table:table-cell office:value-type="string">
            <text:p>6,7,8</text:p>
          </table:table-cell>
          <table:table-cell office:value-type="float" office:value="70">
            <text:p>70</text:p>
          </table:table-cell>
          <table:table-cell table:number-columns-repeated="1003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46">
            <text:p>346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AMANDA C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INT IN</text:p>
          </table:table-cell>
          <table:table-cell office:value-type="string">
            <text:p>16 thru 20</text:p>
          </table:table-cell>
          <table:table-cell office:value-type="float" office:value="65">
            <text:p>65</text:p>
          </table:table-cell>
          <table:table-cell table:number-columns-repeated="1003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46">
            <text:p>346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AMANDA C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INT IN</text:p>
          </table:table-cell>
          <table:table-cell office:value-type="string">
            <text:p>9 thru 14</text:p>
          </table:table-cell>
          <table:table-cell office:value-type="float" office:value="62">
            <text:p>62</text:p>
          </table:table-cell>
          <table:table-cell table:number-columns-repeated="1003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46">
            <text:p>346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AMANDA C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INT IN Dexter Mill Block</text:p>
          </table:table-cell>
          <table:table-cell table:number-columns-repeated="1005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51">
            <text:p>351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ALVIN L</text:p>
          </table:table-cell>
          <table:table-cell table:number-columns-repeated="2"/>
          <table:table-cell table:style-name="ce2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NT IN</text:p>
          </table:table-cell>
          <table:table-cell office:value-type="string">
            <text:p>8,10,11</text:p>
          </table:table-cell>
          <table:table-cell table:number-columns-repeated="1004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51">
            <text:p>351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ALVIN L</text:p>
          </table:table-cell>
          <table:table-cell table:number-columns-repeated="2"/>
          <table:table-cell table:style-name="ce2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TRACT IN &amp; INT IN</text:p>
          </table:table-cell>
          <table:table-cell office:value-type="string">
            <text:p>4,5,6,7</text:p>
          </table:table-cell>
          <table:table-cell table:number-columns-repeated="1004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51">
            <text:p>351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ALVIN L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INT IN</text:p>
          </table:table-cell>
          <table:table-cell office:value-type="string">
            <text:p>9 thru 13</text:p>
          </table:table-cell>
          <table:table-cell office:value-type="float" office:value="61">
            <text:p>61</text:p>
          </table:table-cell>
          <table:table-cell table:number-columns-repeated="1003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51">
            <text:p>351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ALVIN L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INT IN</text:p>
          </table:table-cell>
          <table:table-cell office:value-type="string">
            <text:p>4 thru 8</text:p>
          </table:table-cell>
          <table:table-cell office:value-type="float" office:value="62">
            <text:p>62</text:p>
          </table:table-cell>
          <table:table-cell table:number-columns-repeated="1003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51">
            <text:p>351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ALVIN L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INT IN</text:p>
          </table:table-cell>
          <table:table-cell office:value-type="string">
            <text:p>1 thru 10</text:p>
          </table:table-cell>
          <table:table-cell office:value-type="float" office:value="72">
            <text:p>72</text:p>
          </table:table-cell>
          <table:table-cell table:number-columns-repeated="1003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51">
            <text:p>351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ALVIN L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INT IN</text:p>
          </table:table-cell>
          <table:table-cell office:value-type="string">
            <text:p>6,7,8</text:p>
          </table:table-cell>
          <table:table-cell office:value-type="float" office:value="70">
            <text:p>70</text:p>
          </table:table-cell>
          <table:table-cell table:number-columns-repeated="1003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51">
            <text:p>351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ALVIN L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INT IN</text:p>
          </table:table-cell>
          <table:table-cell office:value-type="string">
            <text:p>16 thru 20</text:p>
          </table:table-cell>
          <table:table-cell office:value-type="float" office:value="65">
            <text:p>65</text:p>
          </table:table-cell>
          <table:table-cell table:number-columns-repeated="1003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51">
            <text:p>351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ALVIN L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INT IN</text:p>
          </table:table-cell>
          <table:table-cell office:value-type="string">
            <text:p>9 thru 14</text:p>
          </table:table-cell>
          <table:table-cell office:value-type="float" office:value="62">
            <text:p>62</text:p>
          </table:table-cell>
          <table:table-cell table:number-columns-repeated="1003"/>
        </table:table-row>
        <table:table-row table:style-name="ro1">
          <table:table-cell office:value-type="date" office:date-value="1904-06-20">
            <text:p>06/20/1904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51">
            <text:p>351</text:p>
          </table:table-cell>
          <table:table-cell table:style-name="ce2" office:value-type="string">
            <text:p>WILLIAMSON</text:p>
          </table:table-cell>
          <table:table-cell office:value-type="string">
            <text:p>WILLIAM</text:p>
          </table:table-cell>
          <table:table-cell office:value-type="string">
            <text:p>WILLIAMSON</text:p>
          </table:table-cell>
          <table:table-cell office:value-type="string">
            <text:p>KATHERINE</text:p>
          </table:table-cell>
          <table:table-cell table:number-columns-repeated="2"/>
          <table:table-cell table:style-name="ce2" office:value-type="string">
            <text:p>WILLIAMSON</text:p>
          </table:table-cell>
          <table:table-cell office:value-type="string">
            <text:p>ALVIN L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INT IN Dexter Mill Block</text:p>
          </table:table-cell>
          <table:table-cell table:number-columns-repeated="1005"/>
        </table:table-row>
        <table:table-row table:style-name="ro1">
          <table:table-cell office:value-type="date" office:date-value="1906-05-17">
            <text:p>05/17/1906</text:p>
          </table:table-cell>
          <table:table-cell office:value-type="string">
            <text:p>Guardian's Deed</text:p>
          </table:table-cell>
          <table:table-cell office:value-type="float" office:value="38">
            <text:p>38</text:p>
          </table:table-cell>
          <table:table-cell office:value-type="float" office:value="357">
            <text:p>357</text:p>
          </table:table-cell>
          <table:table-cell table:style-name="ce2" office:value-type="string">
            <text:p>TRICKLE</text:p>
          </table:table-cell>
          <table:table-cell office:value-type="string">
            <text:p>FRED</text:p>
          </table:table-cell>
          <table:table-cell office:value-type="string">
            <text:p>FRICKLE</text:p>
          </table:table-cell>
          <table:table-cell office:value-type="string">
            <text:p>WILLIE</text:p>
          </table:table-cell>
          <table:table-cell office:value-type="string">
            <text:p>TRICKLE</text:p>
          </table:table-cell>
          <table:table-cell office:value-type="string">
            <text:p>CECELIA (Dec'd)</text:p>
          </table:table-cell>
          <table:table-cell table:style-name="ce2" office:value-type="string">
            <text:p>TRICKLE</text:p>
          </table:table-cell>
          <table:table-cell office:value-type="string">
            <text:p>LEE</text:p>
          </table:table-cell>
          <table:table-cell table:number-columns-repeated="2"/>
          <table:table-cell table:style-name="ce2" office:value-type="string">
            <text:p>N2 NW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INT IN</text:p>
          </table:table-cell>
          <table:table-cell table:number-columns-repeated="1005"/>
        </table:table-row>
        <table:table-row table:style-name="ro1">
          <table:table-cell office:value-type="date" office:date-value="1906-04-06">
            <text:p>04/06/1906</text:p>
          </table:table-cell>
          <table:table-cell office:value-type="string">
            <text:p>Agreement</text:p>
          </table:table-cell>
          <table:table-cell office:value-type="float" office:value="38">
            <text:p>38</text:p>
          </table:table-cell>
          <table:table-cell office:value-type="float" office:value="359">
            <text:p>359</text:p>
          </table:table-cell>
          <table:table-cell table:style-name="ce2" office:value-type="string">
            <text:p>WRIGHT</text:p>
          </table:table-cell>
          <table:table-cell office:value-type="string">
            <text:p>I J</text:p>
          </table:table-cell>
          <table:table-cell office:value-type="string">
            <text:p>WRIGHT</text:p>
          </table:table-cell>
          <table:table-cell office:value-type="string">
            <text:p>LONA</text:p>
          </table:table-cell>
          <table:table-cell table:number-columns-repeated="2"/>
          <table:table-cell table:style-name="ce2" office:value-type="string">
            <text:p>GINGLES</text:p>
          </table:table-cell>
          <table:table-cell office:value-type="string">
            <text:p>EMMA F</text:p>
          </table:table-cell>
          <table:table-cell office:value-type="string">
            <text:p>GINGLES</text:p>
          </table:table-cell>
          <table:table-cell office:value-type="string">
            <text:p>WILLIAM H</text:p>
          </table:table-cell>
          <table:table-cell table:style-name="ce2" office:value-type="string">
            <text:p>NE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TRACT IN</text:p>
          </table:table-cell>
          <table:table-cell table:number-columns-repeated="1005"/>
        </table:table-row>
        <table:table-row table:style-name="ro2">
          <table:table-cell office:value-type="date" office:date-value="1906-05-02">
            <text:p>05/02/1906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61">
            <text:p>361</text:p>
          </table:table-cell>
          <table:table-cell table:style-name="ce2" office:value-type="string">
            <text:p>BUNDY</text:p>
          </table:table-cell>
          <table:table-cell office:value-type="string">
            <text:p>AMANDA (Dec'd)</text:p>
          </table:table-cell>
          <table:table-cell office:value-type="string">
            <text:p>BUNDY</text:p>
          </table:table-cell>
          <table:table-cell office:value-type="string">
            <text:p>JOSEPH</text:p>
          </table:table-cell>
          <table:table-cell office:value-type="string">
            <text:p>ETAL</text:p>
          </table:table-cell>
          <table:table-cell/>
          <table:table-cell table:style-name="ce2" office:value-type="string">
            <text:p>VINZANT</text:p>
          </table:table-cell>
          <table:table-cell office:value-type="string">
            <text:p>JOSEPH</text:p>
          </table:table-cell>
          <table:table-cell table:number-columns-repeated="2"/>
          <table:table-cell table:style-name="ce2"/>
          <table:table-cell table:number-columns-repeated="4"/>
          <table:table-cell office:value-type="string">
            <text:p>6 &amp; 7</text:p>
          </table:table-cell>
          <table:table-cell office:value-type="float" office:value="3">
            <text:p>3</text:p>
          </table:table-cell>
          <table:table-cell office:value-type="string">
            <text:p>Meek 1<text:span text:style-name="T1">st</text:span></text:p>
          </table:table-cell>
          <table:table-cell office:value-type="string">
            <text:p>Idana</text:p>
          </table:table-cell>
          <table:table-cell table:number-columns-repeated="1001"/>
        </table:table-row>
        <table:table-row table:style-name="ro1">
          <table:table-cell office:value-type="date" office:date-value="1906-06-05">
            <text:p>06/05/1906</text:p>
          </table:table-cell>
          <table:table-cell office:value-type="string">
            <text:p>Cemetery Certificate</text:p>
          </table:table-cell>
          <table:table-cell office:value-type="float" office:value="38">
            <text:p>38</text:p>
          </table:table-cell>
          <table:table-cell office:value-type="float" office:value="364">
            <text:p>364</text:p>
          </table:table-cell>
          <table:table-cell table:style-name="ce2" office:value-type="string">
            <text:p>REED</text:p>
          </table:table-cell>
          <table:table-cell office:value-type="string">
            <text:p>WILLIAM R</text:p>
          </table:table-cell>
          <table:table-cell office:value-type="string">
            <text:p>REED</text:p>
          </table:table-cell>
          <table:table-cell office:value-type="string">
            <text:p>SARAH G</text:p>
          </table:table-cell>
          <table:table-cell table:number-columns-repeated="2"/>
          <table:table-cell table:style-name="ce2" office:value-type="string">
            <text:p>SPICER</text:p>
          </table:table-cell>
          <table:table-cell office:value-type="string">
            <text:p>JOHN D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TRACT IN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string">
            <text:p>Cemetery Greenwood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906-05-28">
            <text:p>05/28/1906</text:p>
          </table:table-cell>
          <table:table-cell office:value-type="string">
            <text:p>Agreement</text:p>
          </table:table-cell>
          <table:table-cell office:value-type="float" office:value="38">
            <text:p>38</text:p>
          </table:table-cell>
          <table:table-cell office:value-type="float" office:value="365">
            <text:p>365</text:p>
          </table:table-cell>
          <table:table-cell table:style-name="ce2" office:value-type="string">
            <text:p>PAULSON</text:p>
          </table:table-cell>
          <table:table-cell office:value-type="string">
            <text:p>PAUL R</text:p>
          </table:table-cell>
          <table:table-cell table:number-columns-repeated="4"/>
          <table:table-cell table:style-name="ce2" office:value-type="string">
            <text:p>JAMES</text:p>
          </table:table-cell>
          <table:table-cell office:value-type="string">
            <text:p>RICHARD</text:p>
          </table:table-cell>
          <table:table-cell table:number-columns-repeated="2"/>
          <table:table-cell table:style-name="ce2" office:value-type="string">
            <text:p>NW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906-05-07">
            <text:p>05/07/1906</text:p>
          </table:table-cell>
          <table:table-cell office:value-type="string">
            <text:p>Trustee's Deed</text:p>
          </table:table-cell>
          <table:table-cell office:value-type="float" office:value="38">
            <text:p>38</text:p>
          </table:table-cell>
          <table:table-cell office:value-type="float" office:value="368">
            <text:p>368</text:p>
          </table:table-cell>
          <table:table-cell table:style-name="ce2" office:value-type="string">
            <text:p>CRAWFORD</text:p>
          </table:table-cell>
          <table:table-cell office:value-type="string">
            <text:p>J K (Trustee)</text:p>
          </table:table-cell>
          <table:table-cell office:value-type="string">
            <text:p>PATTERSON</text:p>
          </table:table-cell>
          <table:table-cell office:value-type="string">
            <text:p>MOSES G</text:p>
          </table:table-cell>
          <table:table-cell office:value-type="string">
            <text:p>PATTERSON</text:p>
          </table:table-cell>
          <table:table-cell office:value-type="string">
            <text:p>NETTIE E</text:p>
          </table:table-cell>
          <table:table-cell table:style-name="ce2" office:value-type="string">
            <text:p>MYERS</text:p>
          </table:table-cell>
          <table:table-cell office:value-type="string">
            <text:p>D H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EX RR ROW</text:p>
          </table:table-cell>
          <table:table-cell office:value-type="string">
            <text:p>11 thru 17</text:p>
          </table:table-cell>
          <table:table-cell office:value-type="float" office:value="39">
            <text:p>39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906-05-07">
            <text:p>05/07/1906</text:p>
          </table:table-cell>
          <table:table-cell office:value-type="string">
            <text:p>Trustee's Deed</text:p>
          </table:table-cell>
          <table:table-cell office:value-type="float" office:value="38">
            <text:p>38</text:p>
          </table:table-cell>
          <table:table-cell office:value-type="float" office:value="368">
            <text:p>368</text:p>
          </table:table-cell>
          <table:table-cell table:style-name="ce2" office:value-type="string">
            <text:p>CRAWFORD</text:p>
          </table:table-cell>
          <table:table-cell office:value-type="string">
            <text:p>J K (Trustee)</text:p>
          </table:table-cell>
          <table:table-cell office:value-type="string">
            <text:p>PATTERSON</text:p>
          </table:table-cell>
          <table:table-cell office:value-type="string">
            <text:p>MOSES G</text:p>
          </table:table-cell>
          <table:table-cell office:value-type="string">
            <text:p>PATTERSON</text:p>
          </table:table-cell>
          <table:table-cell office:value-type="string">
            <text:p>NETTIE E</text:p>
          </table:table-cell>
          <table:table-cell table:style-name="ce2" office:value-type="string">
            <text:p>MYERS</text:p>
          </table:table-cell>
          <table:table-cell office:value-type="string">
            <text:p>D H</text:p>
          </table:table-cell>
          <table:table-cell table:number-columns-repeated="2"/>
          <table:table-cell table:style-name="ce2"/>
          <table:table-cell table:number-columns-repeated="4"/>
          <table:table-cell office:value-type="string">
            <text:p>1 thru 7</text:p>
          </table:table-cell>
          <table:table-cell office:value-type="float" office:value="77">
            <text:p>77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906-05-07">
            <text:p>05/07/1906</text:p>
          </table:table-cell>
          <table:table-cell office:value-type="string">
            <text:p>Trustee's Deed</text:p>
          </table:table-cell>
          <table:table-cell office:value-type="float" office:value="38">
            <text:p>38</text:p>
          </table:table-cell>
          <table:table-cell office:value-type="float" office:value="368">
            <text:p>368</text:p>
          </table:table-cell>
          <table:table-cell table:style-name="ce2" office:value-type="string">
            <text:p>CRAWFORD</text:p>
          </table:table-cell>
          <table:table-cell office:value-type="string">
            <text:p>J K (Trustee)</text:p>
          </table:table-cell>
          <table:table-cell office:value-type="string">
            <text:p>PATTERSON</text:p>
          </table:table-cell>
          <table:table-cell office:value-type="string">
            <text:p>MOSES G</text:p>
          </table:table-cell>
          <table:table-cell office:value-type="string">
            <text:p>PATTERSON</text:p>
          </table:table-cell>
          <table:table-cell office:value-type="string">
            <text:p>NETTIE E</text:p>
          </table:table-cell>
          <table:table-cell table:style-name="ce2" office:value-type="string">
            <text:p>MYERS</text:p>
          </table:table-cell>
          <table:table-cell office:value-type="string">
            <text:p>D H</text:p>
          </table:table-cell>
          <table:table-cell table:number-columns-repeated="2"/>
          <table:table-cell table:style-name="ce2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TRACT IN</text:p>
          </table:table-cell>
          <table:table-cell office:value-type="float" office:value="5">
            <text:p>5</text:p>
          </table:table-cell>
          <table:table-cell table:number-columns-repeated="1004"/>
        </table:table-row>
        <table:table-row table:style-name="ro1">
          <table:table-cell office:value-type="date" office:date-value="1906-05-16">
            <text:p>05/16/1906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71">
            <text:p>371</text:p>
          </table:table-cell>
          <table:table-cell table:style-name="ce6" office:value-type="string">
            <text:p>ARKANSAS VALLEY TOWN &amp; LAND CO</text:p>
          </table:table-cell>
          <table:table-cell table:number-columns-repeated="5"/>
          <table:table-cell table:style-name="ce2" office:value-type="string">
            <text:p>WOLF</text:p>
          </table:table-cell>
          <table:table-cell office:value-type="string">
            <text:p>W H H </text:p>
          </table:table-cell>
          <table:table-cell table:number-columns-repeated="2"/>
          <table:table-cell table:style-name="ce2"/>
          <table:table-cell table:number-columns-repeated="4"/>
          <table:table-cell office:value-type="string">
            <text:p>15 &amp; 16</text:p>
          </table:table-cell>
          <table:table-cell office:value-type="float" office:value="7">
            <text:p>7</text:p>
          </table:table-cell>
          <table:table-cell office:value-type="string">
            <text:p>Original Townsite</text:p>
          </table:table-cell>
          <table:table-cell office:value-type="string">
            <text:p>Longford</text:p>
          </table:table-cell>
          <table:table-cell table:number-columns-repeated="1001"/>
        </table:table-row>
        <table:table-row table:style-name="ro1">
          <table:table-cell office:value-type="date" office:date-value="1903-10-28">
            <text:p>10/28/1903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73">
            <text:p>373</text:p>
          </table:table-cell>
          <table:table-cell table:style-name="ce8" office:value-type="string">
            <text:p>CHURCH EVANGELICAL LUTHERAN ST PAUL</text:p>
          </table:table-cell>
          <table:table-cell table:number-columns-repeated="5"/>
          <table:table-cell table:style-name="ce2" office:value-type="string">
            <text:p>TINKER</text:p>
          </table:table-cell>
          <table:table-cell office:value-type="string">
            <text:p>ADELAIDE</text:p>
          </table:table-cell>
          <table:table-cell table:number-columns-repeated="2"/>
          <table:table-cell table:style-name="ce2"/>
          <table:table-cell table:number-columns-repeated="4"/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86-03-29">
            <text:p>03/29/1886</text:p>
          </table:table-cell>
          <table:table-cell office:value-type="string">
            <text:p>Affidavit</text:p>
          </table:table-cell>
          <table:table-cell office:value-type="float" office:value="38">
            <text:p>38</text:p>
          </table:table-cell>
          <table:table-cell office:value-type="float" office:value="375">
            <text:p>375</text:p>
          </table:table-cell>
          <table:table-cell table:style-name="ce2" office:value-type="string">
            <text:p>STONEBACK</text:p>
          </table:table-cell>
          <table:table-cell office:value-type="string">
            <text:p>JOHN</text:p>
          </table:table-cell>
          <table:table-cell office:value-type="string">
            <text:p>STONEBACK</text:p>
          </table:table-cell>
          <table:table-cell office:value-type="string">
            <text:p>SYLVESTER</text:p>
          </table:table-cell>
          <table:table-cell table:number-columns-repeated="2"/>
          <table:table-cell table:style-name="ce2" office:value-type="string">
            <text:p>YOUNG</text:p>
          </table:table-cell>
          <table:table-cell office:value-type="string">
            <text:p>PETER</text:p>
          </table:table-cell>
          <table:table-cell table:number-columns-repeated="2"/>
          <table:table-cell table:style-name="ce2"/>
          <table:table-cell table:number-columns-repeated="4"/>
          <table:table-cell office:value-type="string">
            <text:p>6 &amp; W 6ft 5</text:p>
          </table:table-cell>
          <table:table-cell office:value-type="float" office:value="5">
            <text:p>5</text:p>
          </table:table-cell>
          <table:table-cell office:value-type="string">
            <text:p>Originial Townsite Silver</text:p>
          </table:table-cell>
          <table:table-cell office:value-type="string">
            <text:p>Morganville</text:p>
          </table:table-cell>
          <table:table-cell table:number-columns-repeated="1001"/>
        </table:table-row>
        <table:table-row table:style-name="ro1">
          <table:table-cell office:value-type="date" office:date-value="1886-03-29">
            <text:p>03/29/1886</text:p>
          </table:table-cell>
          <table:table-cell office:value-type="string">
            <text:p>Affidavit</text:p>
          </table:table-cell>
          <table:table-cell office:value-type="float" office:value="38">
            <text:p>38</text:p>
          </table:table-cell>
          <table:table-cell office:value-type="float" office:value="376">
            <text:p>376</text:p>
          </table:table-cell>
          <table:table-cell table:style-name="ce2" office:value-type="string">
            <text:p>STONEBACK</text:p>
          </table:table-cell>
          <table:table-cell office:value-type="string">
            <text:p>JOHN &amp; SARAH</text:p>
          </table:table-cell>
          <table:table-cell office:value-type="string">
            <text:p>STONEBACK</text:p>
          </table:table-cell>
          <table:table-cell office:value-type="string">
            <text:p>SYLVESTER &amp; LIZZIE</text:p>
          </table:table-cell>
          <table:table-cell table:number-columns-repeated="2"/>
          <table:table-cell table:style-name="ce2" office:value-type="string">
            <text:p>YOUNG</text:p>
          </table:table-cell>
          <table:table-cell office:value-type="string">
            <text:p>PETER</text:p>
          </table:table-cell>
          <table:table-cell table:number-columns-repeated="2"/>
          <table:table-cell table:style-name="ce2"/>
          <table:table-cell table:number-columns-repeated="4"/>
          <table:table-cell office:value-type="string">
            <text:p>6 &amp; W 6ft 5</text:p>
          </table:table-cell>
          <table:table-cell office:value-type="float" office:value="5">
            <text:p>5</text:p>
          </table:table-cell>
          <table:table-cell office:value-type="string">
            <text:p>Originial Townsite Silver</text:p>
          </table:table-cell>
          <table:table-cell office:value-type="string">
            <text:p>Morganville</text:p>
          </table:table-cell>
          <table:table-cell table:number-columns-repeated="1001"/>
        </table:table-row>
        <table:table-row table:style-name="ro1">
          <table:table-cell office:value-type="date" office:date-value="1906-06-11">
            <text:p>06/11/1906</text:p>
          </table:table-cell>
          <table:table-cell office:value-type="string">
            <text:p>Lease</text:p>
          </table:table-cell>
          <table:table-cell office:value-type="float" office:value="38">
            <text:p>38</text:p>
          </table:table-cell>
          <table:table-cell office:value-type="float" office:value="378">
            <text:p>378</text:p>
          </table:table-cell>
          <table:table-cell table:style-name="ce2" office:value-type="string">
            <text:p>SEXTON</text:p>
          </table:table-cell>
          <table:table-cell office:value-type="string">
            <text:p>THOMAS</text:p>
          </table:table-cell>
          <table:table-cell table:number-columns-repeated="4"/>
          <table:table-cell table:style-name="ce2" office:value-type="string">
            <text:p>SHARPE</text:p>
          </table:table-cell>
          <table:table-cell office:value-type="string">
            <text:p>WILLIAM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S2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886-10-05">
            <text:p>10/05/1886</text:p>
          </table:table-cell>
          <table:table-cell office:value-type="string">
            <text:p>Affidavit</text:p>
          </table:table-cell>
          <table:table-cell office:value-type="float" office:value="38">
            <text:p>38</text:p>
          </table:table-cell>
          <table:table-cell office:value-type="float" office:value="380">
            <text:p>380</text:p>
          </table:table-cell>
          <table:table-cell table:style-name="ce2" office:value-type="string">
            <text:p>SANDERS</text:p>
          </table:table-cell>
          <table:table-cell office:value-type="string">
            <text:p>JOHN F</text:p>
          </table:table-cell>
          <table:table-cell table:number-columns-repeated="4"/>
          <table:table-cell table:style-name="ce2" office:value-type="string">
            <text:p>STAIGHT</text:p>
          </table:table-cell>
          <table:table-cell office:value-type="string">
            <text:p>EDWARD F</text:p>
          </table:table-cell>
          <table:table-cell office:value-type="string">
            <text:p>STAIGHT</text:p>
          </table:table-cell>
          <table:table-cell office:value-type="string">
            <text:p>CAROLINE (Dec'd)</text:p>
          </table:table-cell>
          <table:table-cell table:style-name="ce2" office:value-type="string">
            <text:p>S2 SE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906-05-15">
            <text:p>05/15/1906</text:p>
          </table:table-cell>
          <table:table-cell office:value-type="string">
            <text:p>Cemetery Certificate</text:p>
          </table:table-cell>
          <table:table-cell office:value-type="float" office:value="38">
            <text:p>38</text:p>
          </table:table-cell>
          <table:table-cell office:value-type="float" office:value="381">
            <text:p>381</text:p>
          </table:table-cell>
          <table:table-cell table:style-name="ce2" office:value-type="string">
            <text:p>CLAY CENTER CITY</text:p>
          </table:table-cell>
          <table:table-cell table:number-columns-repeated="5"/>
          <table:table-cell table:style-name="ce2" office:value-type="string">
            <text:p>ADEE</text:p>
          </table:table-cell>
          <table:table-cell office:value-type="string">
            <text:p>LYDIA R</text:p>
          </table:table-cell>
          <table:table-cell table:number-columns-repeated="2"/>
          <table:table-cell table:style-name="ce2"/>
          <table:table-cell table:number-columns-repeated="4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string">
            <text:p>Cemetery Greenwood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901-04-27">
            <text:p>04/27/1901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82">
            <text:p>382</text:p>
          </table:table-cell>
          <table:table-cell table:style-name="ce6" office:value-type="string">
            <text:p>ARKANSAS VALLEY TOWN &amp; LAND CO</text:p>
          </table:table-cell>
          <table:table-cell table:number-columns-repeated="5"/>
          <table:table-cell table:style-name="ce2" office:value-type="string">
            <text:p>SMITH</text:p>
          </table:table-cell>
          <table:table-cell office:value-type="string">
            <text:p>SARAH</text:p>
          </table:table-cell>
          <table:table-cell table:number-columns-repeated="2"/>
          <table:table-cell table:style-name="ce2" office:value-type="string">
            <text:p>NW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TRACT IN</text:p>
          </table:table-cell>
          <table:table-cell table:number-columns-repeated="1005"/>
        </table:table-row>
        <table:table-row table:style-name="ro1">
          <table:table-cell office:value-type="date" office:date-value="1905-04-20">
            <text:p>04/20/1905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84">
            <text:p>384</text:p>
          </table:table-cell>
          <table:table-cell table:style-name="ce6" office:value-type="string">
            <text:p>ARKANSAS VALLEY TOWN &amp; LAND CO</text:p>
          </table:table-cell>
          <table:table-cell table:number-columns-repeated="3"/>
          <table:table-cell table:style-name="ce6"/>
          <table:table-cell/>
          <table:table-cell table:style-name="ce2" office:value-type="string">
            <text:p>HIBLER</text:p>
          </table:table-cell>
          <table:table-cell office:value-type="string">
            <text:p>H J</text:p>
          </table:table-cell>
          <table:table-cell table:number-columns-repeated="2"/>
          <table:table-cell table:style-name="ce2"/>
          <table:table-cell table:number-columns-repeated="4"/>
          <table:table-cell office:value-type="string">
            <text:p>4,5,6</text:p>
          </table:table-cell>
          <table:table-cell office:value-type="float" office:value="16">
            <text:p>16</text:p>
          </table:table-cell>
          <table:table-cell office:value-type="string">
            <text:p>Original Townsite</text:p>
          </table:table-cell>
          <table:table-cell office:value-type="string">
            <text:p>Longford</text:p>
          </table:table-cell>
          <table:table-cell table:number-columns-repeated="1001"/>
        </table:table-row>
        <table:table-row table:style-name="ro1">
          <table:table-cell office:value-type="date" office:date-value="1906-04-16">
            <text:p>04/16/1906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85">
            <text:p>385</text:p>
          </table:table-cell>
          <table:table-cell table:style-name="ce6" office:value-type="string">
            <text:p>ARKANSAS VALLEY TOWN &amp; LAND CO</text:p>
          </table:table-cell>
          <table:table-cell table:number-columns-repeated="5"/>
          <table:table-cell table:style-name="ce2" office:value-type="string">
            <text:p>HAMILTON</text:p>
          </table:table-cell>
          <table:table-cell office:value-type="string">
            <text:p>CHARLES</text:p>
          </table:table-cell>
          <table:table-cell table:number-columns-repeated="2"/>
          <table:table-cell table:style-name="ce2"/>
          <table:table-cell table:number-columns-repeated="4"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riginal Townsite</text:p>
          </table:table-cell>
          <table:table-cell office:value-type="string">
            <text:p>Longford</text:p>
          </table:table-cell>
          <table:table-cell table:number-columns-repeated="1001"/>
        </table:table-row>
        <table:table-row table:style-name="ro1">
          <table:table-cell office:value-type="date" office:date-value="1906-04-16">
            <text:p>04/16/1906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87">
            <text:p>387</text:p>
          </table:table-cell>
          <table:table-cell table:style-name="ce6" office:value-type="string">
            <text:p>ARKANSAS VALLEY TOWN &amp; LAND CO</text:p>
          </table:table-cell>
          <table:table-cell table:number-columns-repeated="5"/>
          <table:table-cell table:style-name="ce2" office:value-type="string">
            <text:p>WOLFE</text:p>
          </table:table-cell>
          <table:table-cell office:value-type="string">
            <text:p>W J</text:p>
          </table:table-cell>
          <table:table-cell table:number-columns-repeated="2"/>
          <table:table-cell table:style-name="ce2"/>
          <table:table-cell table:number-columns-repeated="4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Original Townsite</text:p>
          </table:table-cell>
          <table:table-cell office:value-type="string">
            <text:p>Longford</text:p>
          </table:table-cell>
          <table:table-cell table:number-columns-repeated="1001"/>
        </table:table-row>
        <table:table-row table:style-name="ro1">
          <table:table-cell office:value-type="date" office:date-value="1905-12-01">
            <text:p>12/01/1905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89">
            <text:p>389</text:p>
          </table:table-cell>
          <table:table-cell table:style-name="ce2" office:value-type="string">
            <text:p>BATCHELOR</text:p>
          </table:table-cell>
          <table:table-cell office:value-type="string">
            <text:p>P F</text:p>
          </table:table-cell>
          <table:table-cell office:value-type="string">
            <text:p>BATCHELOR</text:p>
          </table:table-cell>
          <table:table-cell office:value-type="string">
            <text:p>AGNES</text:p>
          </table:table-cell>
          <table:table-cell table:number-columns-repeated="2"/>
          <table:table-cell table:style-name="ce2" office:value-type="string">
            <text:p>WALTER</text:p>
          </table:table-cell>
          <table:table-cell office:value-type="string">
            <text:p>PERCY R</text:p>
          </table:table-cell>
          <table:table-cell table:number-columns-repeated="2"/>
          <table:table-cell table:style-name="ce2" office:value-type="string">
            <text:p>S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6" office:value-type="string">
            <text:p>TRACT IN &amp; EX RR ROW</text:p>
          </table:table-cell>
          <table:table-cell table:number-columns-repeated="1005"/>
        </table:table-row>
        <table:table-row table:style-name="ro1">
          <table:table-cell office:value-type="date" office:date-value="1906-04-16">
            <text:p>04/16/1906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92">
            <text:p>392</text:p>
          </table:table-cell>
          <table:table-cell table:style-name="ce6" office:value-type="string">
            <text:p>ARKANSAS VALLEY TOWN &amp; LAND CO</text:p>
          </table:table-cell>
          <table:table-cell table:number-columns-repeated="5"/>
          <table:table-cell table:style-name="ce2" office:value-type="string">
            <text:p>BORINGER</text:p>
          </table:table-cell>
          <table:table-cell office:value-type="string">
            <text:p>A B</text:p>
          </table:table-cell>
          <table:table-cell table:number-columns-repeated="2"/>
          <table:table-cell table:style-name="ce2"/>
          <table:table-cell table:number-columns-repeated="4"/>
          <table:table-cell office:value-type="string">
            <text:p>9,10,11,12</text:p>
          </table:table-cell>
          <table:table-cell office:value-type="float" office:value="7">
            <text:p>7</text:p>
          </table:table-cell>
          <table:table-cell office:value-type="string">
            <text:p>Original Townsite</text:p>
          </table:table-cell>
          <table:table-cell office:value-type="string">
            <text:p>Longford</text:p>
          </table:table-cell>
          <table:table-cell table:number-columns-repeated="1001"/>
        </table:table-row>
        <table:table-row table:style-name="ro1">
          <table:table-cell office:value-type="date" office:date-value="1906-07-25">
            <text:p>07/25/1906</text:p>
          </table:table-cell>
          <table:table-cell office:value-type="string">
            <text:p>Contract</text:p>
          </table:table-cell>
          <table:table-cell office:value-type="float" office:value="38">
            <text:p>38</text:p>
          </table:table-cell>
          <table:table-cell office:value-type="float" office:value="394">
            <text:p>394</text:p>
          </table:table-cell>
          <table:table-cell table:style-name="ce2" office:value-type="string">
            <text:p>CHRISTIE</text:p>
          </table:table-cell>
          <table:table-cell office:value-type="string">
            <text:p>MELVIN M</text:p>
          </table:table-cell>
          <table:table-cell table:number-columns-repeated="4"/>
          <table:table-cell table:style-name="ce2" office:value-type="string">
            <text:p>SWENSON</text:p>
          </table:table-cell>
          <table:table-cell office:value-type="string">
            <text:p>ERIC H</text:p>
          </table:table-cell>
          <table:table-cell table:number-columns-repeated="2"/>
          <table:table-cell table:style-name="ce2" office:value-type="string">
            <text:p>S2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EX TRACT</text:p>
          </table:table-cell>
          <table:table-cell table:number-columns-repeated="1005"/>
        </table:table-row>
        <table:table-row table:style-name="ro1">
          <table:table-cell office:value-type="date" office:date-value="1906-07-02">
            <text:p>07/02/1906</text:p>
          </table:table-cell>
          <table:table-cell office:value-type="string">
            <text:p>Agreement</text:p>
          </table:table-cell>
          <table:table-cell office:value-type="float" office:value="38">
            <text:p>38</text:p>
          </table:table-cell>
          <table:table-cell office:value-type="float" office:value="397">
            <text:p>397</text:p>
          </table:table-cell>
          <table:table-cell table:style-name="ce2" office:value-type="string">
            <text:p>SIMERSON</text:p>
          </table:table-cell>
          <table:table-cell office:value-type="string">
            <text:p>SIMON</text:p>
          </table:table-cell>
          <table:table-cell table:number-columns-repeated="4"/>
          <table:table-cell table:style-name="ce2" office:value-type="string">
            <text:p>ROACH</text:p>
          </table:table-cell>
          <table:table-cell office:value-type="string">
            <text:p>ROY V</text:p>
          </table:table-cell>
          <table:table-cell office:value-type="string">
            <text:p>ROACH</text:p>
          </table:table-cell>
          <table:table-cell office:value-type="string">
            <text:p>ESTELLA A</text:p>
          </table:table-cell>
          <table:table-cell table:style-name="ce2" office:value-type="string">
            <text:p>E2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date" office:date-value="1905-07-13">
            <text:p>07/13/1905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398">
            <text:p>398</text:p>
          </table:table-cell>
          <table:table-cell table:style-name="ce2" office:value-type="string">
            <text:p>EVANS</text:p>
          </table:table-cell>
          <table:table-cell office:value-type="string">
            <text:p>ELIZABETH B</text:p>
          </table:table-cell>
          <table:table-cell table:number-columns-repeated="4"/>
          <table:table-cell table:style-name="ce2" office:value-type="string">
            <text:p>JACKSON</text:p>
          </table:table-cell>
          <table:table-cell office:value-type="string">
            <text:p>ELLA</text:p>
          </table:table-cell>
          <table:table-cell table:number-columns-repeated="2"/>
          <table:table-cell table:style-name="ce2"/>
          <table:table-cell table:number-columns-repeated="4"/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string">
            <text:p>Original Townsite Morgan City</text:p>
          </table:table-cell>
          <table:table-cell office:value-type="string">
            <text:p>Morganville</text:p>
          </table:table-cell>
          <table:table-cell table:number-columns-repeated="1001"/>
        </table:table-row>
        <table:table-row table:style-name="ro1">
          <table:table-cell office:value-type="date" office:date-value="1906-07-17">
            <text:p>07/17/1906</text:p>
          </table:table-cell>
          <table:table-cell office:value-type="string">
            <text:p>Quit Claim Deed</text:p>
          </table:table-cell>
          <table:table-cell office:value-type="float" office:value="38">
            <text:p>38</text:p>
          </table:table-cell>
          <table:table-cell office:value-type="float" office:value="399">
            <text:p>399</text:p>
          </table:table-cell>
          <table:table-cell table:style-name="ce2" office:value-type="string">
            <text:p>HOSMER</text:p>
          </table:table-cell>
          <table:table-cell office:value-type="string">
            <text:p>PTOLEMY E (Dec'd)</text:p>
          </table:table-cell>
          <table:table-cell office:value-type="string">
            <text:p>HOSMER</text:p>
          </table:table-cell>
          <table:table-cell office:value-type="string">
            <text:p>HENRY H</text:p>
          </table:table-cell>
          <table:table-cell table:number-columns-repeated="2"/>
          <table:table-cell table:style-name="ce2" office:value-type="string">
            <text:p>CAMPBELL</text:p>
          </table:table-cell>
          <table:table-cell office:value-type="string">
            <text:p>ELLEN L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N2</text:p>
          </table:table-cell>
          <table:table-cell office:value-type="string">
            <text:p>1,2,3</text:p>
          </table:table-cell>
          <table:table-cell office:value-type="float" office:value="13">
            <text:p>13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string">
            <text:p>8/6/19//06</text:p>
          </table:table-cell>
          <table:table-cell office:value-type="string">
            <text:p>Sheriff's Deed</text:p>
          </table:table-cell>
          <table:table-cell office:value-type="float" office:value="38">
            <text:p>38</text:p>
          </table:table-cell>
          <table:table-cell office:value-type="float" office:value="400">
            <text:p>400</text:p>
          </table:table-cell>
          <table:table-cell table:style-name="ce2" office:value-type="string">
            <text:p>WALKER</text:p>
          </table:table-cell>
          <table:table-cell office:value-type="string">
            <text:p>EDGAR</text:p>
          </table:table-cell>
          <table:table-cell office:value-type="string">
            <text:p>RIGSBY</text:p>
          </table:table-cell>
          <table:table-cell office:value-type="string">
            <text:p>SADY</text:p>
          </table:table-cell>
          <table:table-cell office:value-type="string">
            <text:p>WALKER</text:p>
          </table:table-cell>
          <table:table-cell office:value-type="string">
            <text:p>EARL</text:p>
          </table:table-cell>
          <table:table-cell table:style-name="ce2" office:value-type="string">
            <text:p>DOBKINS</text:p>
          </table:table-cell>
          <table:table-cell office:value-type="string">
            <text:p>MINNIE DORCAS</text:p>
          </table:table-cell>
          <table:table-cell table:number-columns-repeated="2"/>
          <table:table-cell table:style-name="ce2"/>
          <table:table-cell table:number-columns-repeated="4"/>
          <table:table-cell office:value-type="string">
            <text:p>9 &amp; 10</text:p>
          </table:table-cell>
          <table:table-cell office:value-type="float" office:value="76">
            <text:p>76</text:p>
          </table:table-cell>
          <table:table-cell office:value-type="string">
            <text:p>Original Townsite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>
          <table:table-cell office:value-type="date" office:date-value="1906-02-27">
            <text:p>02/27/1906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404">
            <text:p>404</text:p>
          </table:table-cell>
          <table:table-cell table:style-name="ce2" office:value-type="string">
            <text:p>CHRISTIE</text:p>
          </table:table-cell>
          <table:table-cell office:value-type="string">
            <text:p>M M</text:p>
          </table:table-cell>
          <table:table-cell table:number-columns-repeated="4"/>
          <table:table-cell table:style-name="ce2" office:value-type="string">
            <text:p>VINZANT</text:p>
          </table:table-cell>
          <table:table-cell office:value-type="string">
            <text:p>JOHN L</text:p>
          </table:table-cell>
          <table:table-cell table:number-columns-repeated="2"/>
          <table:table-cell table:style-name="ce2" office:value-type="string">
            <text:p>NE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date" office:date-value="1891-02-24">
            <text:p>02/24/1891</text:p>
          </table:table-cell>
          <table:table-cell office:value-type="string">
            <text:p>Affidavit</text:p>
          </table:table-cell>
          <table:table-cell office:value-type="float" office:value="38">
            <text:p>38</text:p>
          </table:table-cell>
          <table:table-cell office:value-type="float" office:value="406">
            <text:p>406</text:p>
          </table:table-cell>
          <table:table-cell table:style-name="ce2" office:value-type="string">
            <text:p>BRANAN</text:p>
          </table:table-cell>
          <table:table-cell office:value-type="string">
            <text:p>PATRICK</text:p>
          </table:table-cell>
          <table:table-cell table:number-columns-repeated="4"/>
          <table:table-cell table:style-name="ce2" office:value-type="string">
            <text:p>SILVER</text:p>
          </table:table-cell>
          <table:table-cell office:value-type="string">
            <text:p>WILLIAM</text:p>
          </table:table-cell>
          <table:table-cell table:number-columns-repeated="2"/>
          <table:table-cell table:style-name="ce2" office:value-type="string">
            <text:p>SW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2">
          <table:table-cell office:value-type="date" office:date-value="1906-07-26">
            <text:p>07/26/1906</text:p>
          </table:table-cell>
          <table:table-cell office:value-type="string">
            <text:p>Warranty Deed</text:p>
          </table:table-cell>
          <table:table-cell office:value-type="float" office:value="38">
            <text:p>38</text:p>
          </table:table-cell>
          <table:table-cell office:value-type="float" office:value="407">
            <text:p>407</text:p>
          </table:table-cell>
          <table:table-cell table:style-name="ce2" office:value-type="string">
            <text:p>HULIN</text:p>
          </table:table-cell>
          <table:table-cell office:value-type="string">
            <text:p>AARON J</text:p>
          </table:table-cell>
          <table:table-cell office:value-type="string">
            <text:p>HULIN</text:p>
          </table:table-cell>
          <table:table-cell office:value-type="string">
            <text:p>SUSIE</text:p>
          </table:table-cell>
          <table:table-cell table:number-columns-repeated="2"/>
          <table:table-cell table:style-name="ce2" office:value-type="string">
            <text:p>HARNER</text:p>
          </table:table-cell>
          <table:table-cell office:value-type="string">
            <text:p>ROMEO C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TRACT I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ulin 1<text:span text:style-name="T1">st</text:span></text:p>
          </table:table-cell>
          <table:table-cell office:value-type="string">
            <text:p>Green</text:p>
          </table:table-cell>
          <table:table-cell table:number-columns-repeated="1001"/>
        </table:table-row>
        <table:table-row table:style-name="ro1">
          <table:table-cell office:value-type="date" office:date-value="1906-08-27">
            <text:p>08/27/1906</text:p>
          </table:table-cell>
          <table:table-cell office:value-type="string">
            <text:p>Cemetery Certificate</text:p>
          </table:table-cell>
          <table:table-cell office:value-type="float" office:value="38">
            <text:p>38</text:p>
          </table:table-cell>
          <table:table-cell office:value-type="float" office:value="409">
            <text:p>409</text:p>
          </table:table-cell>
          <table:table-cell table:style-name="ce2" office:value-type="string">
            <text:p>CLAY CENTER CITY</text:p>
          </table:table-cell>
          <table:table-cell table:number-columns-repeated="5"/>
          <table:table-cell table:style-name="ce2" office:value-type="string">
            <text:p>BRENNER</text:p>
          </table:table-cell>
          <table:table-cell office:value-type="string">
            <text:p>AUGUST</text:p>
          </table:table-cell>
          <table:table-cell table:number-columns-repeated="2"/>
          <table:table-cell table:style-name="ce2"/>
          <table:table-cell table:number-columns-repeated="4"/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string">
            <text:p>Cemetery Greenwood</text:p>
          </table:table-cell>
          <table:table-cell office:value-type="string">
            <text:p>Clay Center</text:p>
          </table:table-cell>
          <table:table-cell table:number-columns-repeated="1001"/>
        </table:table-row>
        <table:table-row table:style-name="ro1" table:number-rows-repeated="15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7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ce8"/>
          <table:table-cell table:number-columns-repeated="1003"/>
        </table:table-row>
        <table:table-row table:style-name="ro1" table:number-rows-repeated="7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1009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"/>
          <table:table-cell table:style-name="ce7"/>
          <table:table-cell table:number-columns-repeated="3"/>
          <table:table-cell table:style-name="ce2"/>
          <table:table-cell table:number-columns-repeated="1009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2"/>
          <table:table-cell table:style-name="ce6"/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1009"/>
        </table:table-row>
        <table:table-row table:style-name="ro1" table:number-rows-repeated="10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7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1009"/>
        </table:table-row>
        <table:table-row table:style-name="ro1" table:number-rows-repeated="53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1009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6"/>
          <table:table-cell table:number-columns-repeated="5"/>
          <table:table-cell table:style-name="ce2"/>
          <table:table-cell table:style-name="ce3"/>
          <table:table-cell table:number-columns-repeated="2"/>
          <table:table-cell table:style-name="ce2"/>
          <table:table-cell table:number-columns-repeated="1009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1009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1009"/>
        </table:table-row>
        <table:table-row table:style-name="ro1" table:number-rows-repeated="18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4"/>
          <table:table-cell table:style-name="Default"/>
          <table:table-cell table:style-name="ce5"/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4"/>
          <table:table-cell table:style-name="ce5" table:number-columns-repeated="2"/>
          <table:table-cell table:number-columns-repeated="1003"/>
        </table:table-row>
        <table:table-row table:style-name="ro1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4"/>
          <table:table-cell table:style-name="ce5" table:number-columns-repeated="2"/>
          <table:table-cell table:number-columns-repeated="1003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4"/>
          <table:table-cell table:style-name="ce5" table:number-columns-repeated="2"/>
          <table:table-cell table:number-columns-repeated="1003"/>
        </table:table-row>
        <table:table-row table:style-name="ro1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4"/>
          <table:table-cell table:style-name="ce5" table:number-columns-repeated="2"/>
          <table:table-cell table:number-columns-repeated="1003"/>
        </table:table-row>
        <table:table-row table:style-name="ro1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1009"/>
        </table:table-row>
        <table:table-row table:style-name="ro1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1009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6"/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10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11"/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0"/>
          <table:table-cell table:style-name="ce12"/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6"/>
          <table:table-cell table:number-columns-repeated="1005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 table:number-columns-repeated="18"/>
          <table:table-cell table:style-name="ce6"/>
          <table:table-cell table:number-columns-repeated="1005"/>
        </table:table-row>
        <table:table-row table:style-name="ro1">
          <table:table-cell table:number-columns-repeated="15"/>
          <table:table-cell table:style-name="ce5" table:number-columns-repeated="3"/>
          <table:table-cell table:style-name="Default"/>
          <table:table-cell table:style-name="ce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table:style-name="ce11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 table:number-columns-repeated="13"/>
          <table:table-cell table:style-name="ce13"/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11"/>
          <table:table-cell table:number-columns-repeated="1019"/>
        </table:table-row>
        <table:table-row table:style-name="ro1" table:number-rows-repeated="51">
          <table:table-cell table:number-columns-repeated="1024"/>
        </table:table-row>
        <table:table-row table:style-name="ro1">
          <table:table-cell table:number-columns-repeated="18"/>
          <table:table-cell table:style-name="ce6"/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7"/>
          <table:table-cell table:style-name="ce6"/>
          <table:table-cell table:number-columns-repeated="10"/>
          <table:table-cell table:style-name="ce6"/>
          <table:table-cell table:number-columns-repeated="100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73">
          <table:table-cell table:number-columns-repeated="1024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9"/>
          <table:table-cell table:style-name="ce5"/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9"/>
          <table:table-cell table:style-name="ce5" table:number-columns-repeated="4"/>
          <table:table-cell table:number-columns-repeated="100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6"/>
          <table:table-cell table:number-columns-repeated="1005"/>
        </table:table-row>
        <table:table-row table:style-name="ro1" table:number-rows-repeated="10478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2">02/02/2020</text:date>, <text:time>13:4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y County Museum </meta:initial-creator>
    <meta:creation-date>2012-09-27T20:54:04.29</meta:creation-date>
    <dc:date>2020-02-02T13:43:33.35</dc:date>
    <dc:creator>Jeff Gaiser</dc:creator>
    <meta:editing-duration>P5DT7H31M26S</meta:editing-duration>
    <meta:editing-cycles>463</meta:editing-cycles>
    <meta:generator>OpenOffice/4.1.6$Win32 OpenOffice.org_project/416m1$Build-9790</meta:generator>
    <meta:document-statistic meta:table-count="3" meta:cell-count="2178" meta:object-count="0"/>
  </office:meta>
</office:document-meta>
</file>